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top="0.0395in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3" style:parent-style-name="Standard" style:family="paragraph">
      <style:paragraph-properties fo:text-align="center" fo:margin-top="0.0395in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4" style:parent-style-name="Standard" style:family="paragraph">
      <style:paragraph-properties fo:text-align="justify" fo:margin-top="0.1944in"/>
      <style:text-properties style:font-name="Times New Roman" style:font-name-asian="Times New Roman" style:font-name-complex="Times New Roman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 fo:margin-top="0.1944in"/>
      <style:text-properties style:font-name="Times New Roman" style:font-name-asian="Times New Roman" style:font-name-complex="Times New Roman"/>
    </style:style>
    <style:style style:name="P7" style:parent-style-name="Standard" style:family="paragraph">
      <style:paragraph-properties fo:text-align="justify" fo:margin-top="0.1944in"/>
      <style:text-properties style:font-name="Times New Roman" style:font-name-asian="Times New Roman" style:font-name-complex="Times New Roman"/>
    </style:style>
    <style:style style:name="P8" style:parent-style-name="Standard" style:family="paragraph">
      <style:paragraph-properties fo:text-align="justify" fo:margin-top="0.1944in"/>
      <style:text-properties style:font-name="Times New Roman" style:font-name-asian="Times New Roman" style:font-name-complex="Times New Roman"/>
    </style:style>
    <style:style style:name="P9" style:parent-style-name="Standard" style:family="paragraph">
      <style:paragraph-properties fo:text-align="justify" fo:margin-top="0.1944in"/>
      <style:text-properties style:font-name="Times New Roman" style:font-name-asian="Times New Roman" style:font-name-complex="Times New Roman"/>
    </style:style>
    <style:style style:name="P10" style:parent-style-name="Standard" style:family="paragraph">
      <style:paragraph-properties fo:text-align="justify" fo:margin-top="0.1944in"/>
      <style:text-properties style:font-name="Times New Roman" style:font-name-asian="Times New Roman" style:font-name-complex="Times New Roman"/>
    </style:style>
    <style:style style:name="P11" style:parent-style-name="Standard" style:family="paragraph">
      <style:paragraph-properties fo:text-align="center" fo:margin-top="0.1944in" fo:margin-bottom="0.0986in"/>
      <style:text-properties style:font-name="Times New Roman" style:font-name-asian="Times New Roman" style:font-name-complex="Times New Roman" fo:font-weight="bold" style:font-weight-asian="bold" style:font-weight-complex="bold" fo:font-size="36pt" style:font-size-asian="36pt" style:font-size-complex="36pt"/>
    </style:style>
    <style:style style:name="P12" style:parent-style-name="Списъкнаабзаци" style:family="paragraph">
      <style:paragraph-properties fo:widows="0" fo:orphans="0" fo:text-align="center" fo:margin-bottom="0in" fo:margin-left="0in">
        <style:tab-stops/>
      </style:paragraph-properties>
      <style:text-properties style:font-name="Times New Roman" style:font-name-asian="Calibri" style:font-name-complex="Times New Roman" style:letter-kerning="false" fo:font-size="16pt" style:font-size-asian="16pt" style:font-size-complex="16pt" fo:language="ru" fo:country="RU" style:language-asian="en" style:country-asian="US" style:language-complex="ar" style:country-complex="SA"/>
    </style:style>
    <style:style style:name="P13" style:parent-style-name="Списъкнаабзаци" style:family="paragraph">
      <style:paragraph-properties fo:widows="0" fo:orphans="0" fo:text-align="center" fo:margin-bottom="0in" fo:margin-left="0in">
        <style:tab-stops/>
      </style:paragraph-properties>
      <style:text-properties style:font-name="Times New Roman" style:font-name-asian="Calibri" style:font-name-complex="Times New Roman" style:letter-kerning="false" fo:font-size="16pt" style:font-size-asian="16pt" style:font-size-complex="16pt" style:language-asian="en" style:country-asian="US" style:language-complex="ar" style:country-complex="SA"/>
    </style:style>
    <style:style style:name="P14" style:parent-style-name="Списъкнаабзаци" style:family="paragraph">
      <style:paragraph-properties fo:widows="0" fo:orphans="0" fo:text-align="center" fo:margin-bottom="0in" fo:margin-left="0in">
        <style:tab-stops/>
      </style:paragraph-properties>
      <style:text-properties style:font-name="Times New Roman" style:font-name-asian="Calibri" style:font-name-complex="Times New Roman" style:letter-kerning="false" fo:font-size="16pt" style:font-size-asian="16pt" style:font-size-complex="16pt" style:language-asian="en" style:country-asian="US" style:language-complex="ar" style:country-complex="SA"/>
    </style:style>
    <style:style style:name="P15" style:parent-style-name="Списъкнаабзаци" style:family="paragraph">
      <style:paragraph-properties fo:widows="0" fo:orphans="0" fo:text-align="center" fo:margin-bottom="0in" fo:margin-left="0in">
        <style:tab-stops/>
      </style:paragraph-properties>
      <style:text-properties style:font-name="Times New Roman" style:font-name-asian="Calibri" style:font-name-complex="Times New Roman" style:letter-kerning="false" fo:font-size="16pt" style:font-size-asian="16pt" style:font-size-complex="16pt" fo:language="ru" fo:country="RU" style:language-asian="en" style:country-asian="US" style:language-complex="ar" style:country-complex="SA"/>
    </style:style>
    <style:style style:name="P16" style:parent-style-name="Standard" style:family="paragraph">
      <style:paragraph-properties fo:text-align="justify" fo:margin-top="0.1944in" fo:margin-bottom="0.1666in"/>
      <style:text-properties style:font-name="Times New Roman" style:font-name-asian="Times New Roman" style:font-name-complex="Times New Roman"/>
    </style:style>
    <style:style style:name="P17" style:parent-style-name="Standard" style:family="paragraph">
      <style:paragraph-properties fo:text-align="justify" fo:margin-top="0.1944in" fo:margin-bottom="0.1666in"/>
      <style:text-properties style:font-name="Times New Roman" style:font-name-asian="Times New Roman" style:font-name-complex="Times New Roman"/>
    </style:style>
    <style:style style:name="P18" style:parent-style-name="Standard" style:family="paragraph">
      <style:paragraph-properties fo:text-align="justify" fo:margin-top="0.1944in" fo:margin-bottom="0.1666in"/>
      <style:text-properties style:font-name="Times New Roman" style:font-name-asian="Times New Roman" style:font-name-complex="Times New Roman"/>
    </style:style>
    <style:style style:name="P19" style:parent-style-name="Standard" style:family="paragraph">
      <style:paragraph-properties fo:text-align="justify" fo:margin-top="0.1944in" fo:margin-bottom="0.0986in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20" style:parent-style-name="Standard" style:family="paragraph">
      <style:paragraph-properties fo:text-align="justify" fo:margin-top="0.1944in" fo:margin-bottom="0.0986in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21" style:parent-style-name="Standard" style:family="paragraph">
      <style:paragraph-properties fo:text-align="justify" fo:margin-top="0.1944in" fo:margin-bottom="0.0986in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22" style:parent-style-name="Standard" style:family="paragraph">
      <style:paragraph-properties fo:text-align="justify" fo:margin-top="0.1944in" fo:margin-bottom="0.0986in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23" style:parent-style-name="Standard" style:family="paragraph">
      <style:paragraph-properties fo:text-align="justify" fo:margin-top="0.1944in" fo:margin-bottom="0.1666in"/>
      <style:text-properties style:font-name="Times New Roman" style:font-name-asian="Times New Roman" style:font-name-complex="Times New Roman"/>
    </style:style>
    <style:style style:name="P24" style:parent-style-name="Standard" style:family="paragraph">
      <style:paragraph-properties fo:text-align="justify" fo:margin-top="0.1944in" fo:margin-bottom="0.1666in"/>
      <style:text-properties style:font-name="Times New Roman" style:font-name-asian="Times New Roman" style:font-name-complex="Times New Roman"/>
    </style:style>
    <style:style style:name="P25" style:parent-style-name="Standard" style:family="paragraph">
      <style:paragraph-properties fo:text-align="center" fo:margin-top="0.1944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" style:parent-style-name="Standard" style:family="paragraph">
      <style:paragraph-properties fo:text-align="center" fo:margin-top="0.1944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7" style:parent-style-name="Standard" style:family="paragraph">
      <style:paragraph-properties fo:text-align="justify" fo:margin-top="0.1944in"/>
    </style:style>
    <style:style style:name="P28" style:parent-style-name="Standard" style:family="paragraph"/>
    <style:style style:name="P29" style:parent-style-name="Заглавие2" style:family="paragraph">
      <style:paragraph-properties fo:text-align="justify"/>
      <style:text-properties style:font-name="Times New Roman" fo:font-size="22pt" style:font-size-asian="22pt" style:font-size-complex="22pt"/>
    </style:style>
    <style:style style:name="P30" style:parent-style-name="Textbody" style:family="paragraph">
      <style:paragraph-properties fo:text-align="justify"/>
    </style:style>
    <style:style style:name="P31" style:parent-style-name="Textbody" style:family="paragraph">
      <style:paragraph-properties fo:text-align="justify" fo:line-height="150%"/>
      <style:text-properties style:font-name="Times New Roman" style:font-name-complex="Times New Roman" fo:font-size="13pt" style:font-size-asian="13pt" style:font-size-complex="13pt"/>
    </style:style>
    <style:style style:name="P32" style:parent-style-name="Textbody" style:family="paragraph">
      <style:paragraph-properties fo:text-align="justify" fo:line-height="150%"/>
      <style:text-properties style:font-name="Times New Roman" style:font-name-complex="Times New Roman" fo:font-size="13pt" style:font-size-asian="13pt" style:font-size-complex="13pt"/>
    </style:style>
    <style:style style:name="P33" style:parent-style-name="Textbody" style:family="paragraph">
      <style:paragraph-properties fo:text-align="justify" fo:line-height="150%"/>
      <style:text-properties style:font-name="Times New Roman" style:font-name-complex="Times New Roman" fo:font-size="13pt" style:font-size-asian="13pt" style:font-size-complex="13pt"/>
    </style:style>
    <style:style style:name="P34" style:parent-style-name="Textbody" style:family="paragraph">
      <style:paragraph-properties fo:text-align="justify" fo:line-height="150%"/>
      <style:text-properties style:font-name="Times New Roman" style:font-name-complex="Times New Roman" fo:font-size="13pt" style:font-size-asian="13pt" style:font-size-complex="13pt"/>
    </style:style>
    <style:style style:name="P35" style:parent-style-name="Textbody" style:family="paragraph">
      <style:paragraph-properties fo:text-align="justify" fo:line-height="150%"/>
      <style:text-properties style:font-name="Times New Roman" style:font-name-complex="Times New Roman" fo:font-size="13pt" style:font-size-asian="13pt" style:font-size-complex="13pt"/>
    </style:style>
    <style:style style:name="P36" style:parent-style-name="Textbody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37" style:parent-style-name="Заглавие2" style:family="paragraph"/>
    <style:style style:name="T38" style:parent-style-name="Шрифтнаабзацапоподразбиране" style:family="text">
      <style:text-properties style:font-name="Times New Roman" style:font-name-complex="Times New Roman" fo:font-size="22pt" style:font-size-asian="22pt" style:font-size-complex="48pt"/>
    </style:style>
    <style:style style:name="T39" style:parent-style-name="Шрифтнаабзацапоподразбиране" style:family="text">
      <style:text-properties style:font-name="Times New Roman" style:font-name-complex="Times New Roman" fo:font-size="22pt" style:font-size-asian="22pt" style:font-size-complex="48pt" fo:language="en" fo:country="US"/>
    </style:style>
    <style:style style:name="T40" style:parent-style-name="Шрифтнаабзацапоподразбиране" style:family="text">
      <style:text-properties style:font-name="Times New Roman" style:font-name-complex="Times New Roman" fo:font-size="22pt" style:font-size-asian="22pt" style:font-size-complex="48pt"/>
    </style:style>
    <style:style style:name="T41" style:parent-style-name="Шрифтнаабзацапоподразбиране" style:family="text">
      <style:text-properties style:font-name="Times New Roman" style:font-name-complex="Times New Roman" fo:font-size="22pt" style:font-size-asian="22pt" style:font-size-complex="48pt" fo:language="en" fo:country="US"/>
    </style:style>
    <style:style style:name="P42" style:parent-style-name="Textbody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43" style:parent-style-name="Textbody" style:family="paragraph">
      <style:paragraph-properties fo:text-align="justify"/>
    </style:style>
    <style:style style:name="T44" style:parent-style-name="Шрифтнаабзацапоподразбиране" style:family="text">
      <style:text-properties style:font-name="Times New Roman" style:font-name-complex="Times New Roman"/>
    </style:style>
    <style:style style:name="T45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46" style:parent-style-name="Шрифтнаабзацапоподразбиране" style:family="text">
      <style:text-properties style:font-name="Times New Roman" style:font-name-complex="Times New Roman"/>
    </style:style>
    <style:style style:name="T47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48" style:parent-style-name="Шрифтнаабзацапоподразбиране" style:family="text">
      <style:text-properties style:font-name="Times New Roman" style:font-name-complex="Times New Roman"/>
    </style:style>
    <style:style style:name="T49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50" style:parent-style-name="Шрифтнаабзацапоподразбиране" style:family="text">
      <style:text-properties style:font-name="Times New Roman" style:font-name-complex="Times New Roman"/>
    </style:style>
    <style:style style:name="T51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52" style:parent-style-name="Шрифтнаабзацапоподразбиране" style:family="text">
      <style:text-properties style:font-name="Times New Roman" style:font-name-complex="Times New Roman"/>
    </style:style>
    <style:style style:name="P53" style:parent-style-name="Textbody" style:family="paragraph">
      <style:paragraph-properties fo:text-align="justify" fo:line-height="150%"/>
    </style:style>
    <style:style style:name="T54" style:parent-style-name="Шрифтнаабзацапоподразбиране" style:family="text">
      <style:text-properties style:font-name="Times New Roman" style:font-name-complex="Times New Roman"/>
    </style:style>
    <style:style style:name="T55" style:parent-style-name="Шрифтнаабзацапоподразбиране" style:family="text">
      <style:text-properties style:font-name="Times New Roman" style:font-name-complex="Times New Roman"/>
    </style:style>
    <style:style style:name="T56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57" style:parent-style-name="Шрифтнаабзацапоподразбиране" style:family="text">
      <style:text-properties style:font-name="Times New Roman" style:font-name-complex="Times New Roman"/>
    </style:style>
    <style:style style:name="T58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59" style:parent-style-name="Шрифтнаабзацапоподразбиране" style:family="text">
      <style:text-properties style:font-name="Times New Roman" style:font-name-complex="Times New Roman"/>
    </style:style>
    <style:style style:name="T60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P61" style:parent-style-name="Textbody" style:family="paragraph">
      <style:paragraph-properties fo:text-align="justify"/>
    </style:style>
    <style:style style:name="T62" style:parent-style-name="Шрифтнаабзацапоподразбиране" style:family="text">
      <style:text-properties style:font-name="Times New Roman" style:font-name-complex="Times New Roman"/>
    </style:style>
    <style:style style:name="T63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64" style:parent-style-name="Шрифтнаабзацапоподразбиране" style:family="text">
      <style:text-properties style:font-name="Times New Roman" style:font-name-complex="Times New Roman"/>
    </style:style>
    <style:style style:name="T65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66" style:parent-style-name="Шрифтнаабзацапоподразбиране" style:family="text">
      <style:text-properties style:font-name="Times New Roman" style:font-name-complex="Times New Roman"/>
    </style:style>
    <style:style style:name="T67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P68" style:parent-style-name="Textbody" style:family="paragraph">
      <style:paragraph-properties fo:text-align="justify" fo:line-height="150%" fo:margin-left="0.4923in">
        <style:tab-stops/>
      </style:paragraph-properties>
      <style:text-properties style:font-name="Courier New" style:font-name-complex="Times New Roman" fo:language="en" fo:country="US"/>
    </style:style>
    <style:style style:name="P69" style:parent-style-name="Textbody" style:family="paragraph">
      <style:paragraph-properties fo:text-align="justify" fo:line-height="150%" fo:margin-left="0.4923in">
        <style:tab-stops/>
      </style:paragraph-properties>
      <style:text-properties style:font-name="Courier New" style:font-name-complex="Times New Roman" fo:language="en" fo:country="US"/>
    </style:style>
    <style:style style:name="P70" style:parent-style-name="Textbody" style:family="paragraph">
      <style:paragraph-properties fo:text-align="justify" fo:line-height="150%"/>
      <style:text-properties style:font-name="Times New Roman" style:font-name-complex="Times New Roman" fo:font-size="13pt" style:font-size-asian="13pt" style:font-size-complex="13pt" fo:language="en" fo:country="US"/>
    </style:style>
    <style:style style:name="P71" style:parent-style-name="Textbody" style:family="paragraph">
      <style:paragraph-properties fo:text-align="justify" fo:margin-bottom="0in" fo:line-height="100%"/>
      <style:text-properties style:font-name="Courier New" style:font-name-complex="Times New Roman" fo:language="en" fo:country="US"/>
    </style:style>
    <style:style style:name="P72" style:parent-style-name="Textbody" style:family="paragraph">
      <style:paragraph-properties fo:text-align="justify" fo:margin-bottom="0in" fo:line-height="100%"/>
      <style:text-properties style:font-name="Courier New" style:font-name-complex="Times New Roman" fo:language="en" fo:country="US"/>
    </style:style>
    <style:style style:name="P73" style:parent-style-name="Textbody" style:family="paragraph">
      <style:paragraph-properties fo:text-align="justify" fo:margin-bottom="0in" fo:line-height="100%"/>
      <style:text-properties style:font-name="Courier New" style:font-name-complex="Times New Roman" fo:language="en" fo:country="US"/>
    </style:style>
    <style:style style:name="P74" style:parent-style-name="Textbody" style:family="paragraph">
      <style:paragraph-properties fo:text-align="justify" fo:margin-bottom="0in" fo:line-height="100%"/>
      <style:text-properties style:font-name="Courier New" style:font-name-complex="Times New Roman" fo:language="en" fo:country="US"/>
    </style:style>
    <style:style style:name="P75" style:parent-style-name="Textbody" style:family="paragraph">
      <style:paragraph-properties fo:text-align="justify" fo:margin-bottom="0in" fo:line-height="100%"/>
      <style:text-properties style:font-name="Courier New" style:font-name-complex="Times New Roman" fo:language="en" fo:country="US"/>
    </style:style>
    <style:style style:name="P76" style:parent-style-name="Textbody" style:family="paragraph">
      <style:paragraph-properties fo:text-align="justify" fo:margin-bottom="0in" fo:line-height="100%"/>
      <style:text-properties style:font-name="Courier New" style:font-name-complex="Times New Roman" fo:language="en" fo:country="US"/>
    </style:style>
    <style:style style:name="P77" style:parent-style-name="Textbody" style:family="paragraph">
      <style:paragraph-properties fo:text-align="justify" fo:margin-bottom="0in" fo:line-height="100%"/>
      <style:text-properties style:font-name="Courier New" style:font-name-complex="Times New Roman" fo:language="en" fo:country="US"/>
    </style:style>
    <style:style style:name="P78" style:parent-style-name="Textbody" style:family="paragraph">
      <style:paragraph-properties fo:text-align="justify" fo:line-height="150%"/>
    </style:style>
    <style:style style:name="T79" style:parent-style-name="Шрифтнаабзацапоподразбиране" style:family="text">
      <style:text-properties style:font-name="Times New Roman" style:font-name-complex="Times New Roman" fo:font-size="13pt" style:font-size-asian="13pt" style:font-size-complex="13pt" fo:language="en" fo:country="US"/>
    </style:style>
    <style:style style:name="T80" style:parent-style-name="Шрифтнаабзацапоподразбиране" style:family="text">
      <style:text-properties style:font-name="Times New Roman" style:font-name-complex="Times New Roman" fo:font-size="13pt" style:font-size-asian="13pt" style:font-size-complex="13pt"/>
    </style:style>
    <style:style style:name="T81" style:parent-style-name="Шрифтнаабзацапоподразбиране" style:family="text">
      <style:text-properties style:font-name="Times New Roman" style:font-name-complex="Times New Roman" fo:font-size="13pt" style:font-size-asian="13pt" style:font-size-complex="13pt" fo:language="en" fo:country="US"/>
    </style:style>
    <style:style style:name="T82" style:parent-style-name="Шрифтнаабзацапоподразбиране" style:family="text">
      <style:text-properties style:font-name="Times New Roman" style:font-name-complex="Times New Roman" fo:font-size="13pt" style:font-size-asian="13pt" style:font-size-complex="13pt" fo:language="en" fo:country="US"/>
    </style:style>
    <style:style style:name="P83" style:parent-style-name="Textbody" style:family="paragraph">
      <style:paragraph-properties fo:text-align="justify" fo:margin-bottom="0in" fo:line-height="100%"/>
      <style:text-properties style:font-name="Courier New" style:font-name-complex="Times New Roman" fo:language="en" fo:country="US"/>
    </style:style>
    <style:style style:name="P84" style:parent-style-name="Textbody" style:family="paragraph">
      <style:paragraph-properties fo:text-align="justify" fo:margin-bottom="0in" fo:line-height="100%"/>
      <style:text-properties style:font-name="Courier New" style:font-name-complex="Times New Roman" fo:language="en" fo:country="US"/>
    </style:style>
    <style:style style:name="P85" style:parent-style-name="Textbody" style:family="paragraph">
      <style:paragraph-properties fo:text-align="justify" fo:margin-bottom="0in" fo:line-height="100%"/>
      <style:text-properties style:font-name="Courier New" style:font-name-complex="Times New Roman" fo:language="en" fo:country="US"/>
    </style:style>
    <style:style style:name="P86" style:parent-style-name="Textbody" style:family="paragraph">
      <style:paragraph-properties fo:text-align="justify" fo:margin-bottom="0in" fo:line-height="100%"/>
      <style:text-properties style:font-name="Courier New" style:font-name-complex="Times New Roman" fo:language="en" fo:country="US"/>
    </style:style>
    <style:style style:name="P87" style:parent-style-name="Textbody" style:family="paragraph">
      <style:paragraph-properties fo:text-align="justify" fo:margin-bottom="0in" fo:line-height="100%"/>
      <style:text-properties style:font-name="Courier New" style:font-name-complex="Times New Roman" fo:language="en" fo:country="US"/>
    </style:style>
    <style:style style:name="P88" style:parent-style-name="Textbody" style:family="paragraph">
      <style:paragraph-properties fo:text-align="justify" fo:margin-bottom="0in" fo:line-height="100%"/>
      <style:text-properties style:font-name="Courier New" style:font-name-complex="Times New Roman" fo:language="en" fo:country="US"/>
    </style:style>
    <style:style style:name="P89" style:parent-style-name="Textbody" style:family="paragraph">
      <style:paragraph-properties fo:text-align="justify" fo:margin-bottom="0in" fo:line-height="100%"/>
      <style:text-properties style:font-name="Courier New" style:font-name-complex="Times New Roman" fo:language="en" fo:country="US"/>
    </style:style>
    <style:style style:name="P90" style:parent-style-name="Textbody" style:family="paragraph">
      <style:paragraph-properties fo:text-align="justify" fo:margin-bottom="0in" fo:line-height="100%"/>
      <style:text-properties style:font-name="Courier New" style:font-name-complex="Times New Roman" fo:language="en" fo:country="US"/>
    </style:style>
    <style:style style:name="P91" style:parent-style-name="Textbody" style:family="paragraph">
      <style:paragraph-properties fo:text-align="justify" fo:margin-bottom="0in" fo:line-height="100%"/>
      <style:text-properties style:font-name="Courier New" style:font-name-complex="Times New Roman" fo:language="en" fo:country="US"/>
    </style:style>
    <style:style style:name="P92" style:parent-style-name="Textbody" style:family="paragraph">
      <style:paragraph-properties fo:text-align="justify" fo:margin-bottom="0in" fo:line-height="100%"/>
      <style:text-properties style:font-name="Courier New" style:font-name-complex="Times New Roman" fo:language="en" fo:country="US"/>
    </style:style>
    <style:style style:name="P93" style:parent-style-name="Textbody" style:family="paragraph">
      <style:paragraph-properties fo:text-align="justify" fo:margin-bottom="0in" fo:line-height="100%"/>
      <style:text-properties style:font-name="Courier New" style:font-name-complex="Times New Roman" fo:language="en" fo:country="US"/>
    </style:style>
    <style:style style:name="P94" style:parent-style-name="Textbody" style:family="paragraph">
      <style:paragraph-properties fo:text-align="justify" fo:margin-bottom="0in" fo:line-height="100%"/>
      <style:text-properties style:font-name="Courier New" style:font-name-complex="Times New Roman" fo:language="en" fo:country="US"/>
    </style:style>
    <style:style style:name="P95" style:parent-style-name="Textbody" style:family="paragraph">
      <style:paragraph-properties fo:text-align="justify" fo:margin-bottom="0in" fo:line-height="100%"/>
      <style:text-properties style:font-name="Courier New" style:font-name-complex="Times New Roman" fo:language="en" fo:country="US"/>
    </style:style>
    <style:style style:name="P96" style:parent-style-name="Textbody" style:family="paragraph">
      <style:paragraph-properties fo:text-align="justify" fo:margin-bottom="0in" fo:line-height="100%"/>
      <style:text-properties style:font-name="Courier New" style:font-name-complex="Times New Roman" fo:language="en" fo:country="US"/>
    </style:style>
    <style:style style:name="P97" style:parent-style-name="Textbody" style:family="paragraph">
      <style:paragraph-properties fo:text-align="justify" fo:margin-bottom="0in" fo:line-height="100%"/>
      <style:text-properties style:font-name="Courier New" style:font-name-complex="Times New Roman" fo:language="en" fo:country="US"/>
    </style:style>
    <style:style style:name="P98" style:parent-style-name="Textbody" style:family="paragraph">
      <style:paragraph-properties fo:text-align="justify" fo:margin-bottom="0in" fo:line-height="100%"/>
      <style:text-properties style:font-name="Courier New" style:font-name-complex="Times New Roman" fo:language="en" fo:country="US"/>
    </style:style>
    <style:style style:name="P99" style:parent-style-name="Textbody" style:family="paragraph">
      <style:paragraph-properties fo:text-align="justify" fo:margin-bottom="0in" fo:line-height="100%"/>
      <style:text-properties style:font-name="Courier New" style:font-name-complex="Times New Roman" fo:language="en" fo:country="US"/>
    </style:style>
    <style:style style:name="P100" style:parent-style-name="Textbody" style:family="paragraph">
      <style:paragraph-properties fo:text-align="justify" fo:margin-bottom="0in" fo:line-height="100%"/>
      <style:text-properties style:font-name="Courier New" style:font-name-complex="Times New Roman" fo:language="en" fo:country="US"/>
    </style:style>
    <style:style style:name="P101" style:parent-style-name="Textbody" style:family="paragraph">
      <style:paragraph-properties fo:text-align="justify" fo:margin-bottom="0in" fo:line-height="100%"/>
      <style:text-properties style:font-name="Courier New" style:font-name-complex="Times New Roman" fo:language="en" fo:country="US"/>
    </style:style>
    <style:style style:name="P102" style:parent-style-name="Textbody" style:family="paragraph">
      <style:paragraph-properties fo:text-align="justify" fo:margin-bottom="0in" fo:line-height="100%"/>
      <style:text-properties style:font-name="Courier New" style:font-name-complex="Times New Roman" fo:language="en" fo:country="US"/>
    </style:style>
    <style:style style:name="P103" style:parent-style-name="Textbody" style:family="paragraph">
      <style:paragraph-properties fo:text-align="justify" fo:line-height="150%"/>
    </style:style>
    <style:style style:name="T104" style:parent-style-name="Шрифтнаабзацапоподразбиране" style:family="text">
      <style:text-properties style:font-name="Times New Roman" style:font-name-complex="Times New Roman" fo:font-size="13pt" style:font-size-asian="13pt" style:font-size-complex="13pt" fo:language="en" fo:country="US"/>
    </style:style>
    <style:style style:name="T105" style:parent-style-name="Шрифтнаабзацапоподразбиране" style:family="text">
      <style:text-properties style:font-name="Times New Roman" style:font-name-complex="Times New Roman" fo:font-size="13pt" style:font-size-asian="13pt" style:font-size-complex="13pt" fo:language="en" fo:country="US"/>
    </style:style>
    <style:style style:name="T106" style:parent-style-name="Шрифтнаабзацапоподразбиране" style:family="text">
      <style:text-properties style:font-name="Times New Roman" style:font-name-complex="Times New Roman" fo:font-size="13pt" style:font-size-asian="13pt" style:font-size-complex="13pt"/>
    </style:style>
    <style:style style:name="T107" style:parent-style-name="Шрифтнаабзацапоподразбиране" style:family="text">
      <style:text-properties style:font-name="Times New Roman" style:font-name-complex="Times New Roman" fo:font-size="13pt" style:font-size-asian="13pt" style:font-size-complex="13pt" fo:language="en" fo:country="US"/>
    </style:style>
    <style:style style:name="P108" style:parent-style-name="Textbody" style:family="paragraph">
      <style:paragraph-properties fo:text-align="justify" fo:line-height="150%"/>
      <style:text-properties style:font-name="Times New Roman" style:font-name-complex="Times New Roman" fo:font-size="13pt" style:font-size-asian="13pt" style:font-size-complex="13pt" fo:language="en" fo:country="US"/>
    </style:style>
    <style:style style:name="P109" style:parent-style-name="Textbody" style:family="paragraph">
      <style:paragraph-properties fo:text-align="justify" fo:line-height="150%"/>
      <style:text-properties style:font-name="Times New Roman" style:font-name-complex="Times New Roman" fo:font-size="13pt" style:font-size-asian="13pt" style:font-size-complex="13pt" fo:language="en" fo:country="US"/>
    </style:style>
    <style:style style:name="P110" style:parent-style-name="Textbody" style:family="paragraph">
      <style:paragraph-properties fo:text-align="justify" fo:line-height="150%"/>
      <style:text-properties style:font-name="Times New Roman" style:font-name-complex="Times New Roman" fo:font-size="13pt" style:font-size-asian="13pt" style:font-size-complex="13pt" fo:language="en" fo:country="US"/>
    </style:style>
    <style:style style:name="P111" style:parent-style-name="Textbody" style:family="paragraph">
      <style:paragraph-properties fo:text-align="justify" fo:line-height="150%"/>
      <style:text-properties style:font-name="Times New Roman" style:font-name-complex="Times New Roman" fo:font-size="13pt" style:font-size-asian="13pt" style:font-size-complex="13pt" fo:language="en" fo:country="US"/>
    </style:style>
    <style:style style:name="P112" style:parent-style-name="Textbody" style:family="paragraph">
      <style:paragraph-properties fo:text-align="justify" fo:line-height="150%"/>
      <style:text-properties style:font-name="Times New Roman" style:font-name-complex="Times New Roman" fo:font-size="13pt" style:font-size-asian="13pt" style:font-size-complex="13pt" fo:language="en" fo:country="US"/>
    </style:style>
    <style:style style:name="P113" style:parent-style-name="Textbody" style:family="paragraph">
      <style:paragraph-properties fo:text-align="justify" fo:line-height="150%"/>
    </style:style>
    <style:style style:name="T114" style:parent-style-name="Шрифтнаабзацапоподразбиране" style:family="text">
      <style:text-properties style:font-name="Times New Roman" style:font-name-complex="Times New Roman" fo:font-size="13pt" style:font-size-asian="13pt" style:font-size-complex="13pt" fo:language="en" fo:country="US"/>
    </style:style>
    <style:style style:name="T115" style:parent-style-name="Шрифтнаабзацапоподразбиране" style:family="text">
      <style:text-properties style:font-name="Times New Roman" style:font-name-complex="Times New Roman" fo:font-size="13pt" style:font-size-asian="13pt" style:font-size-complex="13pt" fo:language="en" fo:country="US"/>
    </style:style>
    <style:style style:name="P116" style:parent-style-name="Textbody" style:family="paragraph">
      <style:paragraph-properties fo:text-align="justify" fo:line-height="150%"/>
      <style:text-properties style:font-name="Times New Roman" style:font-name-complex="Times New Roman" fo:font-size="13pt" style:font-size-asian="13pt" style:font-size-complex="13pt" fo:language="en" fo:country="US"/>
    </style:style>
    <style:style style:name="P117" style:parent-style-name="Заглавие2" style:family="paragraph">
      <style:text-properties style:font-name="Times New Roman" fo:font-size="22pt" style:font-size-asian="22pt" style:font-size-complex="22pt"/>
    </style:style>
    <style:style style:name="P118" style:parent-style-name="Textbody" style:family="paragraph">
      <style:paragraph-properties fo:text-align="justify" fo:line-height="150%"/>
    </style:style>
    <style:style style:name="T119" style:parent-style-name="Шрифтнаабзацапоподразбиране" style:family="text">
      <style:text-properties style:font-name="Times New Roman" style:font-name-complex="Times New Roman"/>
    </style:style>
    <style:style style:name="T120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121" style:parent-style-name="Шрифтнаабзацапоподразбиране" style:family="text">
      <style:text-properties style:font-name="Times New Roman" style:font-name-complex="Times New Roman"/>
    </style:style>
    <style:style style:name="T122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123" style:parent-style-name="Шрифтнаабзацапоподразбиране" style:family="text">
      <style:text-properties style:font-name="Times New Roman" style:font-name-complex="Times New Roman"/>
    </style:style>
    <style:style style:name="T124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125" style:parent-style-name="Шрифтнаабзацапоподразбиране" style:family="text">
      <style:text-properties style:font-name="Times New Roman" style:font-name-complex="Times New Roman"/>
    </style:style>
    <style:style style:name="T126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127" style:parent-style-name="Шрифтнаабзацапоподразбиране" style:family="text">
      <style:text-properties style:font-name="Times New Roman" style:font-name-complex="Times New Roman"/>
    </style:style>
    <style:style style:name="T128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129" style:parent-style-name="Шрифтнаабзацапоподразбиране" style:family="text">
      <style:text-properties style:font-name="Times New Roman" style:font-name-complex="Times New Roman"/>
    </style:style>
    <style:style style:name="P130" style:parent-style-name="Textbody" style:family="paragraph">
      <style:paragraph-properties fo:text-align="justify" fo:line-height="150%"/>
    </style:style>
    <style:style style:name="T131" style:parent-style-name="Шрифтнаабзацапоподразбиране" style:family="text">
      <style:text-properties style:font-name="Times New Roman" style:font-name-complex="Times New Roman"/>
    </style:style>
    <style:style style:name="T132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133" style:parent-style-name="Шрифтнаабзацапоподразбиране" style:family="text">
      <style:text-properties style:font-name="Times New Roman" style:font-name-complex="Times New Roman"/>
    </style:style>
    <style:style style:name="T134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135" style:parent-style-name="Шрифтнаабзацапоподразбиране" style:family="text">
      <style:text-properties style:font-name="Times New Roman" style:font-name-complex="Times New Roman"/>
    </style:style>
    <style:style style:name="T136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P137" style:parent-style-name="Textbody" style:family="paragraph">
      <style:paragraph-properties fo:text-align="justify"/>
    </style:style>
    <style:style style:name="T138" style:parent-style-name="Шрифтнаабзацапоподразбиране" style:family="text">
      <style:text-properties style:font-name="Times New Roman" style:font-name-complex="Times New Roman"/>
    </style:style>
    <style:style style:name="T139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140" style:parent-style-name="Шрифтнаабзацапоподразбиране" style:family="text">
      <style:text-properties style:font-name="Times New Roman" style:font-name-complex="Times New Roman"/>
    </style:style>
    <style:style style:name="T141" style:parent-style-name="Шрифтнаабзацапоподразбиране" style:family="text">
      <style:text-properties style:font-name="Times New Roman" style:font-name-complex="Times New Roman"/>
    </style:style>
    <style:style style:name="T142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143" style:parent-style-name="Шрифтнаабзацапоподразбиране" style:family="text">
      <style:text-properties style:font-name="Times New Roman" style:font-name-complex="Times New Roman"/>
    </style:style>
    <style:style style:name="T144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145" style:parent-style-name="Шрифтнаабзацапоподразбиране" style:family="text">
      <style:text-properties style:font-name="Times New Roman" style:font-name-complex="Times New Roman"/>
    </style:style>
    <style:style style:name="P146" style:parent-style-name="Textbody" style:family="paragraph">
      <style:paragraph-properties fo:text-align="justify" fo:line-height="150%" fo:margin-left="0.4923in">
        <style:tab-stops/>
      </style:paragraph-properties>
      <style:text-properties style:font-name="Courier New" style:font-name-complex="Times New Roman"/>
    </style:style>
    <style:style style:name="P147" style:parent-style-name="Textbody" style:family="paragraph">
      <style:paragraph-properties fo:text-align="justify" fo:line-height="150%" fo:margin-left="0.4923in">
        <style:tab-stops/>
      </style:paragraph-properties>
      <style:text-properties style:font-name="Courier New" style:font-name-complex="Times New Roman"/>
    </style:style>
    <style:style style:name="P148" style:parent-style-name="Textbody" style:family="paragraph">
      <style:paragraph-properties fo:text-align="justify" fo:line-height="150%"/>
      <style:text-properties style:font-name="Times New Roman" style:font-name-complex="Times New Roman" fo:font-size="13pt" style:font-size-asian="13pt" style:font-size-complex="13pt"/>
    </style:style>
    <style:style style:name="P149" style:parent-style-name="Textbody" style:family="paragraph">
      <style:paragraph-properties fo:text-align="justify" fo:margin-bottom="0in" fo:line-height="100%"/>
      <style:text-properties style:font-name="Courier New" style:font-name-complex="Times New Roman"/>
    </style:style>
    <style:style style:name="P150" style:parent-style-name="Textbody" style:family="paragraph">
      <style:paragraph-properties fo:text-align="justify" fo:margin-bottom="0in" fo:line-height="100%"/>
      <style:text-properties style:font-name="Courier New" style:font-name-complex="Times New Roman"/>
    </style:style>
    <style:style style:name="P151" style:parent-style-name="Textbody" style:family="paragraph">
      <style:paragraph-properties fo:text-align="justify" fo:margin-bottom="0in" fo:line-height="100%"/>
      <style:text-properties style:font-name="Courier New" style:font-name-complex="Times New Roman"/>
    </style:style>
    <style:style style:name="P152" style:parent-style-name="Textbody" style:family="paragraph">
      <style:paragraph-properties fo:text-align="justify" fo:margin-bottom="0in" fo:line-height="100%"/>
      <style:text-properties style:font-name="Courier New" style:font-name-complex="Times New Roman"/>
    </style:style>
    <style:style style:name="P153" style:parent-style-name="Textbody" style:family="paragraph">
      <style:paragraph-properties fo:text-align="justify" fo:margin-bottom="0in" fo:line-height="100%"/>
      <style:text-properties style:font-name="Courier New" style:font-name-complex="Times New Roman"/>
    </style:style>
    <style:style style:name="P154" style:parent-style-name="Textbody" style:family="paragraph">
      <style:paragraph-properties fo:text-align="justify" fo:margin-bottom="0in" fo:line-height="100%"/>
      <style:text-properties style:font-name="Courier New" style:font-name-complex="Times New Roman"/>
    </style:style>
    <style:style style:name="P155" style:parent-style-name="Textbody" style:family="paragraph">
      <style:paragraph-properties fo:text-align="justify" fo:line-height="150%"/>
      <style:text-properties style:font-name="Times New Roman" style:font-name-complex="Times New Roman" fo:font-size="13pt" style:font-size-asian="13pt" style:font-size-complex="13pt"/>
    </style:style>
    <style:style style:name="P156" style:parent-style-name="Textbody" style:family="paragraph">
      <style:paragraph-properties fo:text-align="justify" fo:line-height="150%"/>
      <style:text-properties style:font-name="Times New Roman" style:font-name-complex="Times New Roman" fo:font-size="13pt" style:font-size-asian="13pt" style:font-size-complex="13pt"/>
    </style:style>
    <style:style style:name="P157" style:parent-style-name="Textbody" style:family="paragraph">
      <style:paragraph-properties fo:text-align="justify" fo:margin-bottom="0in" fo:line-height="100%"/>
      <style:text-properties style:font-name="Courier New" style:font-name-complex="Times New Roman"/>
    </style:style>
    <style:style style:name="P158" style:parent-style-name="Textbody" style:family="paragraph">
      <style:paragraph-properties fo:text-align="justify" fo:margin-bottom="0in" fo:line-height="100%"/>
      <style:text-properties style:font-name="Courier New" style:font-name-complex="Times New Roman" fo:font-size="10pt" style:font-size-asian="10pt" style:font-size-complex="10pt"/>
    </style:style>
    <style:style style:name="P159" style:parent-style-name="Textbody" style:family="paragraph">
      <style:paragraph-properties fo:text-align="justify" fo:margin-bottom="0in" fo:line-height="100%"/>
      <style:text-properties style:font-name="Courier New" style:font-name-complex="Times New Roman" fo:font-size="10pt" style:font-size-asian="10pt" style:font-size-complex="10pt"/>
    </style:style>
    <style:style style:name="P160" style:parent-style-name="Textbody" style:family="paragraph">
      <style:paragraph-properties fo:text-align="justify" fo:margin-bottom="0in" fo:line-height="100%"/>
      <style:text-properties style:font-name="Courier New" style:font-name-complex="Times New Roman" fo:font-size="10pt" style:font-size-asian="10pt" style:font-size-complex="10pt"/>
    </style:style>
    <style:style style:name="P161" style:parent-style-name="Textbody" style:family="paragraph">
      <style:paragraph-properties fo:text-align="justify" fo:margin-bottom="0in" fo:line-height="100%"/>
      <style:text-properties style:font-name="Courier New" style:font-name-complex="Times New Roman" fo:font-size="10pt" style:font-size-asian="10pt" style:font-size-complex="10pt"/>
    </style:style>
    <style:style style:name="P162" style:parent-style-name="Textbody" style:family="paragraph">
      <style:paragraph-properties fo:text-align="justify" fo:margin-bottom="0in" fo:line-height="100%"/>
      <style:text-properties style:font-name="Courier New" style:font-name-complex="Times New Roman" fo:font-size="10pt" style:font-size-asian="10pt" style:font-size-complex="10pt"/>
    </style:style>
    <style:style style:name="P163" style:parent-style-name="Textbody" style:family="paragraph">
      <style:paragraph-properties fo:text-align="justify" fo:margin-bottom="0in" fo:line-height="100%"/>
      <style:text-properties style:font-name="Courier New" style:font-name-complex="Times New Roman" fo:font-size="10pt" style:font-size-asian="10pt" style:font-size-complex="10pt"/>
    </style:style>
    <style:style style:name="P164" style:parent-style-name="Textbody" style:family="paragraph">
      <style:paragraph-properties fo:text-align="justify" fo:margin-bottom="0in" fo:line-height="100%"/>
      <style:text-properties style:font-name="Courier New" style:font-name-complex="Times New Roman" fo:font-size="10pt" style:font-size-asian="10pt" style:font-size-complex="10pt"/>
    </style:style>
    <style:style style:name="P165" style:parent-style-name="Textbody" style:family="paragraph">
      <style:paragraph-properties fo:text-align="justify" fo:margin-bottom="0in" fo:line-height="100%"/>
      <style:text-properties style:font-name="Courier New" style:font-name-complex="Times New Roman" fo:font-size="10pt" style:font-size-asian="10pt" style:font-size-complex="10pt"/>
    </style:style>
    <style:style style:name="P166" style:parent-style-name="Textbody" style:family="paragraph">
      <style:paragraph-properties fo:text-align="justify" fo:margin-bottom="0in" fo:line-height="100%"/>
      <style:text-properties style:font-name="Courier New" style:font-name-complex="Times New Roman" fo:font-size="10pt" style:font-size-asian="10pt" style:font-size-complex="10pt"/>
    </style:style>
    <style:style style:name="P167" style:parent-style-name="Textbody" style:family="paragraph">
      <style:paragraph-properties fo:text-align="justify" fo:margin-bottom="0in" fo:line-height="100%"/>
      <style:text-properties style:font-name="Courier New" style:font-name-complex="Times New Roman" fo:font-size="10pt" style:font-size-asian="10pt" style:font-size-complex="10pt"/>
    </style:style>
    <style:style style:name="P168" style:parent-style-name="Textbody" style:family="paragraph">
      <style:paragraph-properties fo:text-align="justify" fo:margin-bottom="0in" fo:line-height="100%"/>
      <style:text-properties style:font-name="Courier New" style:font-name-complex="Times New Roman" fo:font-size="10pt" style:font-size-asian="10pt" style:font-size-complex="10pt"/>
    </style:style>
    <style:style style:name="P169" style:parent-style-name="Textbody" style:family="paragraph">
      <style:paragraph-properties fo:text-align="justify" fo:margin-bottom="0in" fo:line-height="100%"/>
      <style:text-properties style:font-name="Courier New" style:font-name-complex="Times New Roman" fo:font-size="10pt" style:font-size-asian="10pt" style:font-size-complex="10pt"/>
    </style:style>
    <style:style style:name="P170" style:parent-style-name="Textbody" style:family="paragraph">
      <style:paragraph-properties fo:text-align="justify" fo:margin-bottom="0in" fo:line-height="100%"/>
      <style:text-properties style:font-name="Courier New" style:font-name-complex="Times New Roman" fo:font-size="10pt" style:font-size-asian="10pt" style:font-size-complex="10pt"/>
    </style:style>
    <style:style style:name="P171" style:parent-style-name="Textbody" style:family="paragraph">
      <style:paragraph-properties fo:text-align="justify" fo:margin-bottom="0in" fo:line-height="100%"/>
      <style:text-properties style:font-name="Courier New" style:font-name-complex="Times New Roman" fo:font-size="10pt" style:font-size-asian="10pt" style:font-size-complex="10pt"/>
    </style:style>
    <style:style style:name="P172" style:parent-style-name="Textbody" style:family="paragraph">
      <style:paragraph-properties fo:text-align="justify" fo:margin-bottom="0in" fo:line-height="100%"/>
      <style:text-properties style:font-name="Courier New" style:font-name-complex="Times New Roman" fo:font-size="10pt" style:font-size-asian="10pt" style:font-size-complex="10pt"/>
    </style:style>
    <style:style style:name="P173" style:parent-style-name="Textbody" style:family="paragraph">
      <style:paragraph-properties fo:text-align="justify" fo:margin-bottom="0in" fo:line-height="100%"/>
      <style:text-properties style:font-name="Courier New" style:font-name-complex="Times New Roman" fo:font-size="10pt" style:font-size-asian="10pt" style:font-size-complex="10pt"/>
    </style:style>
    <style:style style:name="P174" style:parent-style-name="Textbody" style:family="paragraph">
      <style:paragraph-properties fo:text-align="justify" fo:margin-bottom="0in" fo:line-height="100%"/>
      <style:text-properties style:font-name="Courier New" style:font-name-complex="Times New Roman" fo:font-size="10pt" style:font-size-asian="10pt" style:font-size-complex="10pt"/>
    </style:style>
    <style:style style:name="P175" style:parent-style-name="Textbody" style:family="paragraph">
      <style:paragraph-properties fo:text-align="justify" fo:margin-bottom="0in" fo:line-height="100%"/>
      <style:text-properties style:font-name="Courier New" style:font-name-complex="Times New Roman" fo:font-size="10pt" style:font-size-asian="10pt" style:font-size-complex="10pt"/>
    </style:style>
    <style:style style:name="P176" style:parent-style-name="Textbody" style:family="paragraph">
      <style:paragraph-properties fo:text-align="justify" fo:margin-bottom="0in" fo:line-height="100%"/>
      <style:text-properties style:font-name="Courier New" style:font-name-complex="Times New Roman" fo:font-size="10pt" style:font-size-asian="10pt" style:font-size-complex="10pt"/>
    </style:style>
    <style:style style:name="P177" style:parent-style-name="Textbody" style:family="paragraph">
      <style:paragraph-properties fo:text-align="justify" fo:margin-bottom="0in" fo:line-height="100%"/>
      <style:text-properties style:font-name="Courier New" style:font-name-complex="Times New Roman" fo:font-size="10pt" style:font-size-asian="10pt" style:font-size-complex="10pt"/>
    </style:style>
    <style:style style:name="P178" style:parent-style-name="Textbody" style:family="paragraph">
      <style:paragraph-properties fo:text-align="justify" fo:margin-bottom="0in" fo:line-height="100%"/>
      <style:text-properties style:font-name="Courier New" style:font-name-complex="Times New Roman" fo:font-size="10pt" style:font-size-asian="10pt" style:font-size-complex="10pt"/>
    </style:style>
    <style:style style:name="P179" style:parent-style-name="Textbody" style:family="paragraph">
      <style:paragraph-properties fo:text-align="justify" fo:margin-bottom="0in" fo:line-height="100%"/>
      <style:text-properties style:font-name="Courier New" style:font-name-complex="Times New Roman" fo:font-size="10pt" style:font-size-asian="10pt" style:font-size-complex="10pt"/>
    </style:style>
    <style:style style:name="P180" style:parent-style-name="Textbody" style:family="paragraph">
      <style:paragraph-properties fo:text-align="justify" fo:margin-bottom="0in" fo:line-height="100%"/>
      <style:text-properties style:font-name="Courier New" style:font-name-complex="Times New Roman" fo:font-size="10pt" style:font-size-asian="10pt" style:font-size-complex="10pt"/>
    </style:style>
    <style:style style:name="P181" style:parent-style-name="Textbody" style:family="paragraph">
      <style:paragraph-properties fo:text-align="justify" fo:margin-bottom="0in" fo:line-height="100%"/>
      <style:text-properties style:font-name="Courier New" style:font-name-complex="Times New Roman" fo:font-size="10pt" style:font-size-asian="10pt" style:font-size-complex="10pt"/>
    </style:style>
    <style:style style:name="P182" style:parent-style-name="Textbody" style:family="paragraph">
      <style:paragraph-properties fo:text-align="justify" fo:margin-bottom="0in" fo:line-height="100%"/>
      <style:text-properties style:font-name="Courier New" style:font-name-complex="Times New Roman" fo:font-size="10pt" style:font-size-asian="10pt" style:font-size-complex="10pt"/>
    </style:style>
    <style:style style:name="P183" style:parent-style-name="Textbody" style:family="paragraph">
      <style:paragraph-properties fo:text-align="justify" fo:margin-bottom="0in" fo:line-height="100%"/>
      <style:text-properties style:font-name="Courier New" style:font-name-complex="Times New Roman" fo:font-size="10pt" style:font-size-asian="10pt" style:font-size-complex="10pt"/>
    </style:style>
    <style:style style:name="P184" style:parent-style-name="Textbody" style:family="paragraph">
      <style:paragraph-properties fo:text-align="justify" fo:margin-bottom="0in" fo:line-height="100%"/>
      <style:text-properties style:font-name="Courier New" style:font-name-complex="Times New Roman" fo:font-size="10pt" style:font-size-asian="10pt" style:font-size-complex="10pt"/>
    </style:style>
    <style:style style:name="P185" style:parent-style-name="Textbody" style:family="paragraph">
      <style:paragraph-properties fo:text-align="justify" fo:margin-bottom="0in" fo:line-height="100%"/>
    </style:style>
    <style:style style:name="T186" style:parent-style-name="Шрифтнаабзацапоподразбиране" style:family="text">
      <style:text-properties style:font-name="Courier New" style:font-name-complex="Times New Roman" fo:font-size="10pt" style:font-size-asian="10pt" style:font-size-complex="10pt"/>
    </style:style>
    <style:style style:name="T187" style:parent-style-name="Шрифтнаабзацапоподразбиране" style:family="text">
      <style:text-properties style:font-name="Courier New" style:font-name-complex="Times New Roman" fo:font-size="10pt" style:font-size-asian="10pt" style:font-size-complex="10pt" fo:language="en" fo:country="US"/>
    </style:style>
    <style:style style:name="P188" style:parent-style-name="Standard" style:family="paragraph"/>
    <style:style style:name="P189" style:parent-style-name="Заглавие2" style:family="paragraph">
      <style:paragraph-properties fo:text-align="justify"/>
      <style:text-properties style:font-name="Times New Roman" fo:font-size="22pt" style:font-size-asian="22pt" style:font-size-complex="22pt"/>
    </style:style>
    <style:style style:name="P190" style:parent-style-name="Textbody" style:family="paragraph">
      <style:paragraph-properties fo:text-align="justify"/>
    </style:style>
    <style:style style:name="P191" style:parent-style-name="Textbody" style:family="paragraph">
      <style:paragraph-properties fo:text-align="justify" fo:line-height="150%"/>
    </style:style>
    <style:style style:name="T192" style:parent-style-name="Шрифтнаабзацапоподразбиране" style:family="text">
      <style:text-properties style:font-name="Times New Roman" style:font-name-complex="Times New Roman"/>
    </style:style>
    <style:style style:name="T193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194" style:parent-style-name="Шрифтнаабзацапоподразбиране" style:family="text">
      <style:text-properties style:font-name="Times New Roman" style:font-name-complex="Times New Roman"/>
    </style:style>
    <style:style style:name="T195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196" style:parent-style-name="Шрифтнаабзацапоподразбиране" style:family="text">
      <style:text-properties style:font-name="Times New Roman" style:font-name-complex="Times New Roman"/>
    </style:style>
    <style:style style:name="T197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198" style:parent-style-name="Шрифтнаабзацапоподразбиране" style:family="text">
      <style:text-properties style:font-name="Times New Roman" style:font-name-complex="Times New Roman"/>
    </style:style>
    <style:style style:name="T199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200" style:parent-style-name="Шрифтнаабзацапоподразбиране" style:family="text">
      <style:text-properties style:font-name="Times New Roman" style:font-name-complex="Times New Roman"/>
    </style:style>
    <style:style style:name="P201" style:parent-style-name="Textbody" style:family="paragraph">
      <style:paragraph-properties fo:text-align="justify" fo:line-height="150%"/>
    </style:style>
    <style:style style:name="T202" style:parent-style-name="Шрифтнаабзацапоподразбиране" style:family="text">
      <style:text-properties style:font-name="Times New Roman" style:font-name-complex="Times New Roman" fo:font-weight="bold" style:font-weight-asian="bold" style:font-weight-complex="bold"/>
    </style:style>
    <style:style style:name="T203" style:parent-style-name="Шрифтнаабзацапоподразбиране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204" style:parent-style-name="Шрифтнаабзацапоподразбиране" style:family="text">
      <style:text-properties style:font-name="Times New Roman" style:font-name-complex="Times New Roman" fo:font-weight="bold" style:font-weight-asian="bold" style:font-weight-complex="bold"/>
    </style:style>
    <style:style style:name="T205" style:parent-style-name="Шрифтнаабзацапоподразбиране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206" style:parent-style-name="Шрифтнаабзацапоподразбиране" style:family="text">
      <style:text-properties style:font-name="Times New Roman" style:font-name-complex="Times New Roman" fo:font-weight="bold" style:font-weight-asian="bold" style:font-weight-complex="bold"/>
    </style:style>
    <style:style style:name="T207" style:parent-style-name="Шрифтнаабзацапоподразбиране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P208" style:parent-style-name="Textbody" style:family="paragraph">
      <style:paragraph-properties fo:text-align="justify"/>
    </style:style>
    <style:style style:name="T209" style:parent-style-name="Шрифтнаабзацапоподразбиране" style:family="text">
      <style:text-properties style:font-name="Times New Roman" style:font-name-complex="Times New Roman"/>
    </style:style>
    <style:style style:name="T210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211" style:parent-style-name="Шрифтнаабзацапоподразбиране" style:family="text">
      <style:text-properties style:font-name="Times New Roman" style:font-name-complex="Times New Roman"/>
    </style:style>
    <style:style style:name="T212" style:parent-style-name="Шрифтнаабзацапоподразбиране" style:family="text">
      <style:text-properties style:font-name="Times New Roman" style:font-name-complex="Times New Roman"/>
    </style:style>
    <style:style style:name="T213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214" style:parent-style-name="Шрифтнаабзацапоподразбиране" style:family="text">
      <style:text-properties style:font-name="Times New Roman" style:font-name-complex="Times New Roman"/>
    </style:style>
    <style:style style:name="T215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P216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17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18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19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20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21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22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23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24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25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26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27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28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29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30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31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32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33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34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35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36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37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38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39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40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41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42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43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44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45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46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47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48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49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50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51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52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53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54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55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56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57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58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59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60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61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62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63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64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65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66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67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68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69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70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71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72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73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74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75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76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77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78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79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80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81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82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83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84" style:parent-style-name="Textbody" style:family="paragraph">
      <style:paragraph-properties fo:text-align="justify" fo:margin-bottom="0in" fo:line-height="100%"/>
    </style:style>
    <style:style style:name="T285" style:parent-style-name="Шрифтнаабзацапоподразбиране" style:family="text"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286" style:parent-style-name="Textbody" style:family="paragraph">
      <style:paragraph-properties fo:text-align="justify" fo:line-height="150%"/>
      <style:text-properties style:font-name="Times New Roman" style:font-name-complex="Times New Roman" fo:language="en" fo:country="US"/>
    </style:style>
    <style:style style:name="P287" style:parent-style-name="Textbody" style:family="paragraph">
      <style:paragraph-properties fo:text-align="justify" fo:line-height="150%"/>
      <style:text-properties style:font-name="Times New Roman" style:font-name-complex="Times New Roman" fo:language="en" fo:country="US"/>
    </style:style>
    <style:style style:name="P288" style:parent-style-name="Textbody" style:family="paragraph">
      <style:paragraph-properties fo:text-align="justify" fo:line-height="150%"/>
      <style:text-properties style:font-name="Times New Roman" style:font-name-complex="Times New Roman" fo:language="en" fo:country="US"/>
    </style:style>
    <style:style style:name="P289" style:parent-style-name="Textbody" style:family="paragraph">
      <style:paragraph-properties fo:text-align="justify" fo:line-height="150%"/>
      <style:text-properties style:font-name="Times New Roman" style:font-name-complex="Times New Roman" fo:language="en" fo:country="US"/>
    </style:style>
    <style:style style:name="P290" style:parent-style-name="Textbody" style:family="paragraph">
      <style:paragraph-properties fo:text-align="justify" fo:line-height="150%"/>
      <style:text-properties style:font-name="Times New Roman" style:font-name-complex="Times New Roman" fo:language="en" fo:country="US"/>
    </style:style>
    <style:style style:name="P291" style:parent-style-name="Textbody" style:family="paragraph">
      <style:paragraph-properties fo:text-align="justify" fo:line-height="150%"/>
      <style:text-properties style:font-name="Times New Roman" style:font-name-complex="Times New Roman" fo:language="en" fo:country="US"/>
    </style:style>
    <style:style style:name="P292" style:parent-style-name="Textbody" style:family="paragraph">
      <style:paragraph-properties fo:text-align="justify" fo:line-height="150%"/>
      <style:text-properties style:font-name="Times New Roman" style:font-name-complex="Times New Roman" fo:language="en" fo:country="US"/>
    </style:style>
    <style:style style:name="P293" style:parent-style-name="Textbody" style:family="paragraph">
      <style:paragraph-properties fo:text-align="justify" fo:line-height="150%"/>
      <style:text-properties style:font-name="Times New Roman" style:font-name-complex="Times New Roman" fo:language="en" fo:country="US"/>
    </style:style>
    <style:style style:name="P294" style:parent-style-name="Заглавие2" style:family="paragraph"/>
    <style:style style:name="P295" style:parent-style-name="Textbody" style:family="paragraph">
      <style:paragraph-properties fo:text-align="justify"/>
    </style:style>
    <style:style style:name="P296" style:parent-style-name="Textbody" style:family="paragraph">
      <style:paragraph-properties fo:text-align="justify" fo:line-height="150%"/>
    </style:style>
    <style:style style:name="T297" style:parent-style-name="Шрифтнаабзацапоподразбиране" style:family="text">
      <style:text-properties style:font-name="Times New Roman" style:font-name-complex="Times New Roman"/>
    </style:style>
    <style:style style:name="T298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299" style:parent-style-name="Шрифтнаабзацапоподразбиране" style:family="text">
      <style:text-properties style:font-name="Times New Roman" style:font-name-complex="Times New Roman"/>
    </style:style>
    <style:style style:name="T300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301" style:parent-style-name="Шрифтнаабзацапоподразбиране" style:family="text">
      <style:text-properties style:font-name="Times New Roman" style:font-name-complex="Times New Roman"/>
    </style:style>
    <style:style style:name="T302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303" style:parent-style-name="Шрифтнаабзацапоподразбиране" style:family="text">
      <style:text-properties style:font-name="Times New Roman" style:font-name-complex="Times New Roman"/>
    </style:style>
    <style:style style:name="T304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305" style:parent-style-name="Шрифтнаабзацапоподразбиране" style:family="text">
      <style:text-properties style:font-name="Times New Roman" style:font-name-complex="Times New Roman"/>
    </style:style>
    <style:style style:name="T306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307" style:parent-style-name="Шрифтнаабзацапоподразбиране" style:family="text">
      <style:text-properties style:font-name="Times New Roman" style:font-name-complex="Times New Roman"/>
    </style:style>
    <style:style style:name="T308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309" style:parent-style-name="Шрифтнаабзацапоподразбиране" style:family="text">
      <style:text-properties style:font-name="Times New Roman" style:font-name-complex="Times New Roman"/>
    </style:style>
    <style:style style:name="T310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311" style:parent-style-name="Шрифтнаабзацапоподразбиране" style:family="text">
      <style:text-properties style:font-name="Times New Roman" style:font-name-complex="Times New Roman"/>
    </style:style>
    <style:style style:name="T312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313" style:parent-style-name="Шрифтнаабзацапоподразбиране" style:family="text">
      <style:text-properties style:font-name="Times New Roman" style:font-name-complex="Times New Roman"/>
    </style:style>
    <style:style style:name="T314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315" style:parent-style-name="Шрифтнаабзацапоподразбиране" style:family="text">
      <style:text-properties style:font-name="Times New Roman" style:font-name-complex="Times New Roman"/>
    </style:style>
    <style:style style:name="T316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317" style:parent-style-name="Шрифтнаабзацапоподразбиране" style:family="text">
      <style:text-properties style:font-name="Times New Roman" style:font-name-complex="Times New Roman"/>
    </style:style>
    <style:style style:name="T318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P319" style:parent-style-name="Textbody" style:family="paragraph">
      <style:paragraph-properties fo:text-align="justify" fo:line-height="150%"/>
      <style:text-properties style:font-name="Times New Roman" style:font-name-complex="Times New Roman" fo:language="en" fo:country="US"/>
    </style:style>
    <style:style style:name="P320" style:parent-style-name="Standard" style:family="paragraph">
      <style:paragraph-properties fo:line-height="150%"/>
    </style:style>
    <style:style style:name="T321" style:parent-style-name="Шрифтнаабзацапоподразбиране" style:family="text">
      <style:text-properties style:font-name="Times New Roman"/>
    </style:style>
    <style:style style:name="T322" style:parent-style-name="Шрифтнаабзацапоподразбиране" style:family="text">
      <style:text-properties style:font-name="Times New Roman" fo:language="en" fo:country="US"/>
    </style:style>
    <style:style style:name="T323" style:parent-style-name="Шрифтнаабзацапоподразбиране" style:family="text">
      <style:text-properties style:font-name="Times New Roman"/>
    </style:style>
    <style:style style:name="T324" style:parent-style-name="Шрифтнаабзацапоподразбиране" style:family="text">
      <style:text-properties style:font-name="Times New Roman" fo:language="en" fo:country="US"/>
    </style:style>
    <style:style style:name="T325" style:parent-style-name="Шрифтнаабзацапоподразбиране" style:family="text">
      <style:text-properties style:font-name="Times New Roman"/>
    </style:style>
    <style:style style:name="T326" style:parent-style-name="Шрифтнаабзацапоподразбиране" style:family="text">
      <style:text-properties style:font-name="Times New Roman" fo:language="en" fo:country="US"/>
    </style:style>
    <style:style style:name="P327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28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29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30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31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32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33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34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35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36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37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38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39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40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41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42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43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44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45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46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47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48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49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50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51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52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53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54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55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56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57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58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59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60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61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62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63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64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65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66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67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68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69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70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71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72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73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74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75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76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77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78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79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80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81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82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83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84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85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86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87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88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89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90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91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92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93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94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95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96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97" style:parent-style-name="Textbody" style:family="paragraph">
      <style:paragraph-properties fo:text-align="justify" fo:margin-bottom="0in" fo:line-height="100%"/>
    </style:style>
    <style:style style:name="T398" style:parent-style-name="Шрифтнаабзацапоподразбиране" style:family="text"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399" style:parent-style-name="Textbody" style:family="paragraph">
      <style:paragraph-properties fo:text-align="justify" fo:line-height="150%"/>
    </style:style>
    <style:style style:name="T400" style:parent-style-name="Шрифтнаабзацапоподразбиране" style:family="text">
      <style:text-properties style:font-name="Times New Roman" style:font-name-complex="Times New Roman" fo:font-size="13pt" style:font-size-asian="13pt" style:font-size-complex="13pt" fo:language="en" fo:country="US"/>
    </style:style>
    <style:style style:name="T401" style:parent-style-name="Шрифтнаабзацапоподразбиране" style:family="text">
      <style:text-properties style:font-name="Times New Roman" style:font-name-complex="Times New Roman" fo:font-size="13pt" style:font-size-asian="13pt" style:font-size-complex="13pt"/>
    </style:style>
    <style:style style:name="T402" style:parent-style-name="Шрифтнаабзацапоподразбиране" style:family="text">
      <style:text-properties style:font-name="Times New Roman" style:font-name-complex="Times New Roman" fo:font-size="13pt" style:font-size-asian="13pt" style:font-size-complex="13pt" fo:language="en" fo:country="US"/>
    </style:style>
    <style:style style:name="T403" style:parent-style-name="Шрифтнаабзацапоподразбиране" style:family="text">
      <style:text-properties style:font-name="Times New Roman" style:font-name-complex="Times New Roman" fo:font-size="13pt" style:font-size-asian="13pt" style:font-size-complex="13pt" fo:language="en" fo:country="US"/>
    </style:style>
    <style:style style:name="T404" style:parent-style-name="Шрифтнаабзацапоподразбиране" style:family="text">
      <style:text-properties style:font-name="Times New Roman" style:font-name-complex="Times New Roman" fo:font-size="13pt" style:font-size-asian="13pt" style:font-size-complex="13pt" fo:language="en" fo:country="US"/>
    </style:style>
    <style:style style:name="P405" style:parent-style-name="Заглавие2" style:family="paragraph">
      <style:paragraph-properties fo:text-align="justify"/>
      <style:text-properties style:font-name="Times New Roman" style:font-name-asian="Times New Roman" style:font-name-complex="Times New Roman" fo:font-size="22pt" style:font-size-asian="22pt" style:font-size-complex="22pt"/>
    </style:style>
    <style:style style:name="P406" style:parent-style-name="Textbody" style:family="paragraph">
      <style:paragraph-properties fo:text-align="justify"/>
    </style:style>
    <style:style style:name="P407" style:parent-style-name="Textbody" style:family="paragraph">
      <style:paragraph-properties fo:text-align="justify"/>
    </style:style>
    <style:style style:name="T408" style:parent-style-name="Шрифтнаабзацапоподразбиране" style:family="text">
      <style:text-properties style:font-name="Times New Roman" style:font-name-complex="Times New Roman"/>
    </style:style>
    <style:style style:name="T409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410" style:parent-style-name="Шрифтнаабзацапоподразбиране" style:family="text">
      <style:text-properties style:font-name="Times New Roman" style:font-name-complex="Times New Roman"/>
    </style:style>
    <style:style style:name="T411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412" style:parent-style-name="Шрифтнаабзацапоподразбиране" style:family="text">
      <style:text-properties style:font-name="Times New Roman" style:font-name-complex="Times New Roman"/>
    </style:style>
    <style:style style:name="T413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414" style:parent-style-name="Шрифтнаабзацапоподразбиране" style:family="text">
      <style:text-properties style:font-name="Times New Roman" style:font-name-complex="Times New Roman"/>
    </style:style>
    <style:style style:name="T415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416" style:parent-style-name="Шрифтнаабзацапоподразбиране" style:family="text">
      <style:text-properties style:font-name="Times New Roman" style:font-name-complex="Times New Roman"/>
    </style:style>
    <style:style style:name="P417" style:parent-style-name="Textbody" style:family="paragraph">
      <style:paragraph-properties fo:text-align="justify" fo:line-height="150%"/>
    </style:style>
    <style:style style:name="T418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P419" style:parent-style-name="Standard" style:family="paragraph">
      <style:paragraph-properties fo:line-height="150%"/>
    </style:style>
    <style:style style:name="T420" style:parent-style-name="Шрифтнаабзацапоподразбиране" style:family="text">
      <style:text-properties style:font-name="Times New Roman"/>
    </style:style>
    <style:style style:name="T421" style:parent-style-name="Шрифтнаабзацапоподразбиране" style:family="text">
      <style:text-properties style:font-name="Times New Roman" fo:language="en" fo:country="US"/>
    </style:style>
    <style:style style:name="P422" style:parent-style-name="Standard" style:family="paragraph">
      <style:paragraph-properties fo:line-height="150%"/>
    </style:style>
    <style:style style:name="P423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24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25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26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27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28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29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30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31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32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33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34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35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36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37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38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39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40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41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42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43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44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45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46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47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48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49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50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51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52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53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54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55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56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57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58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59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60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61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62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63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64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65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66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67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68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69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70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71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72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73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74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75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76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77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78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79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80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81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82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83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84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85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86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87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88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89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90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91" style:parent-style-name="Standard" style:family="paragraph">
      <style:paragraph-properties fo:text-align="justify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492" style:parent-style-name="Standard" style:family="paragraph">
      <style:paragraph-properties fo:text-align="justify"/>
      <style:text-properties style:font-name="Consolas" style:font-name-asian="Times New Roman" style:font-name-complex="Times New Roman" fo:font-size="10.5pt" style:font-size-asian="10.5pt" style:font-size-complex="10.5pt" style:language-asian="bg" style:country-asian="BG" style:language-complex="ar" style:country-complex="SA"/>
    </style:style>
    <style:style style:name="P493" style:parent-style-name="Standard" style:family="paragraph">
      <style:paragraph-properties fo:text-align="justify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bg" style:country-asian="BG" style:language-complex="ar" style:country-complex="SA"/>
    </style:style>
    <style:style style:name="P494" style:parent-style-name="Standard" style:family="paragraph">
      <style:paragraph-properties fo:text-align="justify" fo:line-height="150%"/>
    </style:style>
    <style:style style:name="T495" style:parent-style-name="Шрифтнаабзацапоподразбиране" style:family="text">
      <style:text-properties style:font-name="Times New Roman" style:font-name-complex="Times New Roman"/>
    </style:style>
    <style:style style:name="T496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497" style:parent-style-name="Шрифтнаабзацапоподразбиране" style:family="text">
      <style:text-properties style:font-name="Times New Roman" style:font-name-complex="Times New Roman"/>
    </style:style>
    <style:style style:name="T498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499" style:parent-style-name="Шрифтнаабзацапоподразбиране" style:family="text">
      <style:text-properties style:font-name="Times New Roman" style:font-name-complex="Times New Roman"/>
    </style:style>
    <style:style style:name="P500" style:parent-style-name="Standard" style:family="paragraph">
      <style:paragraph-properties fo:line-height="150%"/>
      <style:text-properties style:font-name="Times New Roman"/>
    </style:style>
    <style:style style:name="P501" style:parent-style-name="Standard" style:family="paragraph">
      <style:paragraph-properties fo:line-height="200%"/>
      <style:text-properties style:font-name="Times New Roman"/>
    </style:style>
    <style:style style:name="P502" style:parent-style-name="Standard" style:family="paragraph">
      <style:paragraph-properties fo:line-height="150%"/>
      <style:text-properties style:font-name="Times New Roman"/>
    </style:style>
    <style:style style:name="P503" style:parent-style-name="Standard" style:family="paragraph">
      <style:paragraph-properties fo:line-height="150%"/>
      <style:text-properties style:font-name="Times New Roman"/>
    </style:style>
    <style:style style:name="P504" style:parent-style-name="Standard" style:family="paragraph">
      <style:paragraph-properties fo:line-height="150%"/>
      <style:text-properties style:font-name="Times New Roman"/>
    </style:style>
    <style:style style:name="P505" style:parent-style-name="Standard" style:family="paragraph"/>
    <style:style style:name="P506" style:parent-style-name="Заглавие2" style:family="paragraph">
      <style:paragraph-properties fo:text-align="justify"/>
      <style:text-properties style:font-name="Times New Roman" style:font-name-asian="Times New Roman" style:font-name-complex="Times New Roman" fo:font-size="22pt" style:font-size-asian="22pt" style:font-size-complex="22pt"/>
    </style:style>
    <style:style style:name="P507" style:parent-style-name="Textbody" style:family="paragraph">
      <style:paragraph-properties fo:text-align="justify"/>
    </style:style>
    <style:style style:name="P508" style:parent-style-name="Standard" style:family="paragraph">
      <style:paragraph-properties fo:line-height="150%"/>
    </style:style>
    <style:style style:name="T509" style:parent-style-name="Шрифтнаабзацапоподразбиране" style:family="text">
      <style:text-properties style:font-name="Times New Roman" style:font-name-complex="Times New Roman"/>
    </style:style>
    <style:style style:name="T510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511" style:parent-style-name="Шрифтнаабзацапоподразбиране" style:family="text">
      <style:text-properties style:font-name="Times New Roman" style:font-name-complex="Times New Roman"/>
    </style:style>
    <style:style style:name="T512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513" style:parent-style-name="Шрифтнаабзацапоподразбиране" style:family="text">
      <style:text-properties style:font-name="Times New Roman" style:font-name-complex="Times New Roman"/>
    </style:style>
    <style:style style:name="T514" style:parent-style-name="Шрифтнаабзацапоподразбиране" style:family="text">
      <style:text-properties style:font-name="Times New Roman" style:font-name-complex="Times New Roman" fo:language="en" fo:country="US"/>
    </style:style>
    <style:style style:name="T515" style:parent-style-name="Шрифтнаабзацапоподразбиране" style:family="text">
      <style:text-properties style:font-name="Times New Roman" style:font-name-complex="Times New Roman" fo:color="#000000"/>
    </style:style>
    <style:style style:name="T516" style:parent-style-name="Шрифтнаабзацапоподразбиране" style:family="text">
      <style:text-properties style:font-name="Times New Roman" style:font-name-complex="Times New Roman" fo:color="#000000" fo:language="en" fo:country="US"/>
    </style:style>
    <style:style style:name="T517" style:parent-style-name="Шрифтнаабзацапоподразбиране" style:family="text">
      <style:text-properties style:font-name="Times New Roman" style:font-name-complex="Times New Roman" fo:color="#000000"/>
    </style:style>
    <style:style style:name="T518" style:parent-style-name="Шрифтнаабзацапоподразбиране" style:family="text">
      <style:text-properties style:font-name="Times New Roman" style:font-name-complex="Times New Roman" fo:color="#000000" fo:language="en" fo:country="US"/>
    </style:style>
    <style:style style:name="T519" style:parent-style-name="Шрифтнаабзацапоподразбиране" style:family="text">
      <style:text-properties style:font-name="Times New Roman" style:font-name-complex="Times New Roman" fo:color="#000000"/>
    </style:style>
    <style:style style:name="T520" style:parent-style-name="Шрифтнаабзацапоподразбиране" style:family="text">
      <style:text-properties style:font-name="Times New Roman" style:font-name-complex="Times New Roman" fo:color="#000000" fo:language="en" fo:country="US"/>
    </style:style>
    <style:style style:name="T521" style:parent-style-name="Шрифтнаабзацапоподразбиране" style:family="text">
      <style:text-properties style:font-name="Times New Roman" style:font-name-complex="Times New Roman" fo:color="#000000"/>
    </style:style>
    <style:style style:name="T522" style:parent-style-name="Шрифтнаабзацапоподразбиране" style:family="text">
      <style:text-properties style:font-name="Times New Roman" style:font-name-complex="Times New Roman" fo:color="#000000" fo:language="en" fo:country="US"/>
    </style:style>
    <style:style style:name="T523" style:parent-style-name="Шрифтнаабзацапоподразбиране" style:family="text">
      <style:text-properties style:font-name="Times New Roman" style:font-name-complex="Times New Roman" fo:color="#000000"/>
    </style:style>
    <style:style style:name="T524" style:parent-style-name="Шрифтнаабзацапоподразбиране" style:family="text">
      <style:text-properties style:font-name="Times New Roman" style:font-name-complex="Times New Roman" fo:color="#000000" fo:language="en" fo:country="US"/>
    </style:style>
    <style:style style:name="P525" style:parent-style-name="Standard" style:family="paragraph">
      <style:paragraph-properties fo:line-height="150%"/>
    </style:style>
    <style:style style:name="T526" style:parent-style-name="Шрифтнаабзацапоподразбиране" style:family="text">
      <style:text-properties style:font-name="Times New Roman" style:font-name-asian="Times New Roman" style:font-name-complex="Times New Roman"/>
    </style:style>
    <style:style style:name="T527" style:parent-style-name="Шрифтнаабзацапоподразбиране" style:family="text">
      <style:text-properties style:font-name="Times New Roman" style:font-name-asian="Times New Roman" style:font-name-complex="Times New Roman"/>
    </style:style>
    <style:style style:name="T528" style:parent-style-name="Шрифтнаабзацапоподразбиране" style:family="text">
      <style:text-properties style:font-name="Times New Roman" style:font-name-asian="Times New Roman" style:font-name-complex="Times New Roman" fo:language="en" fo:country="US"/>
    </style:style>
    <style:style style:name="P529" style:parent-style-name="Textbody" style:family="paragraph">
      <style:paragraph-properties fo:text-align="justify" fo:margin-bottom="0in" fo:line-height="100%"/>
    </style:style>
    <style:style style:name="T530" style:parent-style-name="Шрифтнаабзацапоподразбиране" style:family="text"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31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32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33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34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35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36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37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38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39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40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41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42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43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44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45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46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47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48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49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50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51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52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53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54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55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56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57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58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59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60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61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62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63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64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65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66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67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68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69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70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71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72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73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74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75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76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77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78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79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80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81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82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83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84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85" style:parent-style-name="Textbody" style:family="paragraph">
      <style:paragraph-properties fo:text-align="justify" fo:margin-bottom="0in" fo:line-height="100%"/>
      <style:text-properties style:font-name="Courier New" style:font-name-asian="Times New Roman" style:font-name-complex="Times New Roman" style:letter-kerning="false" fo:font-size="10pt" style:font-size-asian="10pt" style:font-size-complex="10pt" style:language-asian="bg" style:country-asian="BG" style:language-complex="ar" style:country-complex="SA"/>
    </style:style>
    <style:style style:name="P586" style:parent-style-name="Textbody" style:family="paragraph">
      <style:paragraph-properties fo:text-align="justify" fo:line-height="150%"/>
    </style:style>
    <style:style style:name="T587" style:parent-style-name="Шрифтнаабзацапоподразбиране" style:family="text">
      <style:text-properties style:font-name="Times New Roman" style:font-name-complex="Times New Roman" fo:font-size="13pt" style:font-size-asian="13pt" style:font-size-complex="13pt" fo:language="en" fo:country="US"/>
    </style:style>
    <style:style style:name="P588" style:parent-style-name="Textbody" style:family="paragraph">
      <style:paragraph-properties fo:text-align="justify" fo:line-height="150%"/>
      <style:text-properties style:font-name="Times New Roman" style:font-name-complex="Times New Roman" fo:font-size="13pt" style:font-size-asian="13pt" style:font-size-complex="13pt" fo:language="en" fo:country="US"/>
    </style:style>
    <style:style style:name="P589" style:parent-style-name="Textbody" style:family="paragraph">
      <style:paragraph-properties fo:text-align="justify" fo:line-height="150%"/>
      <style:text-properties style:font-name="Times New Roman" style:font-name-complex="Times New Roman" fo:font-size="13pt" style:font-size-asian="13pt" style:font-size-complex="13pt" fo:language="en" fo:country="US"/>
    </style:style>
    <style:style style:name="P590" style:parent-style-name="Textbody" style:family="paragraph">
      <style:paragraph-properties fo:text-align="justify" fo:line-height="150%"/>
      <style:text-properties style:font-name="Times New Roman" style:font-name-complex="Times New Roman" fo:font-size="13pt" style:font-size-asian="13pt" style:font-size-complex="13pt" fo:language="en" fo:country="US"/>
    </style:style>
    <style:style style:name="P591" style:parent-style-name="Textbody" style:family="paragraph">
      <style:paragraph-properties fo:text-align="justify" fo:line-height="150%"/>
    </style:style>
    <style:style style:name="T592" style:parent-style-name="Шрифтнаабзацапоподразбиране" style:family="text">
      <style:text-properties style:font-name="Times New Roman" style:font-name-complex="Times New Roman" fo:font-size="13pt" style:font-size-asian="13pt" style:font-size-complex="13pt" fo:language="en" fo:country="US"/>
    </style:style>
    <style:style style:name="T593" style:parent-style-name="Шрифтнаабзацапоподразбиране" style:family="text">
      <style:text-properties style:font-name="Times New Roman" style:font-name-complex="Times New Roman" fo:font-size="13pt" style:font-size-asian="13pt" style:font-size-complex="13pt"/>
    </style:style>
    <style:style style:name="T594" style:parent-style-name="Шрифтнаабзацапоподразбиране" style:family="text">
      <style:text-properties style:font-name="Times New Roman" style:font-name-complex="Times New Roman" fo:font-size="13pt" style:font-size-asian="13pt" style:font-size-complex="13pt" fo:language="en" fo:country="US"/>
    </style:style>
    <style:style style:name="T595" style:parent-style-name="Шрифтнаабзацапоподразбиране" style:family="text">
      <style:text-properties style:font-name="Times New Roman" style:font-name-complex="Times New Roman" fo:font-size="13pt" style:font-size-asian="13pt" style:font-size-complex="13pt" fo:language="en" fo:country="US"/>
    </style:style>
    <style:style style:name="P596" style:parent-style-name="Footnote" style:family="paragraph">
      <style:paragraph-properties fo:line-height="150%"/>
    </style:style>
  </office:automatic-styles>
  <office:body>
    <office:text text:use-soft-page-breaks="true">
      <text:p text:style-name="P1">ПРОФЕСИОНАЛНА ГИМНАЗИЯ ПО АУДИО-, ВИДЕО-</text:p>
      <text:p text:style-name="P3">И ТЕЛЕКОМУНИКАЦИЯ “А.С.ПОПОВ”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ДИПЛОМЕН ПРОЕКТ</text:p>
      <text:p text:style-name="P12"/>
      <text:p text:style-name="P13">ПРАКТИЧЕСКА РЕАЛИЗАЦИЯ</text:p>
      <text:p text:style-name="P14"/>
      <text:p text:style-name="P15">Разработка на риспонсив уеб дизайн на сайт за електроннен магазин</text:p>
      <text:p text:style-name="P16"/>
      <text:p text:style-name="P17"/>
      <text:p text:style-name="P18"/>
      <text:p text:style-name="P19">Ученик: <text:s/>Мартин Даниелов <text:s/>Василев</text:p>
      <text:p text:style-name="P20">Клас: 12Е</text:p>
      <text:p text:style-name="P21">Специалност: Системно програмиране</text:p>
      <text:p text:style-name="P22">Ръководител: инж. Боян Мак Михайлов</text:p>
      <text:p text:style-name="P23"/>
      <text:p text:style-name="P24"/>
      <text:p text:style-name="P25"/>
      <text:p text:style-name="P26">София, 2023 г.</text:p>
      <text:p text:style-name="P27"/>
      <text:list text:style-name="WWNum2" text:continue-numbering="true">
        <text:list-item>
          <text:list>
            <text:list-item>
              <text:p text:style-name="P28"/>
            </text:list-item>
          </text:list>
        </text:list-item>
      </text:list>
      <text:p text:style-name="Standard"/>
      <text:h text:style-name="Заглавие2" text:outline-level="2"><text:bookmark-start text:name="__RefHeading___Toc362219_1035959447"/>Практическа реализация<text:bookmark-end text:name="__RefHeading___Toc362219_1035959447"/></text:h>
      <text:h text:style-name="P29" text:outline-level="2"><text:bookmark-start text:name="__RefHeading___Toc4370_1035959447"/><text:bookmark-start text:name="_Toc133953660"/>Избор на риспонсив фреймуърк<text:bookmark-end text:name="__RefHeading___Toc4370_1035959447"/><text:bookmark-end text:name="_Toc133953660"/></text:h>
      <text:p text:style-name="P30"/>
      <text:p text:style-name="P31">Изборът на риспонсивен фреймуърк е важен елемент при проектирането на уеб сайтове, тъй като той позволява лесното създаване на уеб страници, които се адаптират към различни<text:s/>устройства и размери на екрана. Затова, след като проучих различните риспонсивни фреймуърци, аз реших да избера Bootstrap поради следните причини:</text:p>
      <text:p text:style-name="P32">Лесен за употреба: Bootstrap е известен със своята лесна за употреба и интуитивна документация. Това прави възможно за всеки разработчик, независимо от нивото на опит, да създаде красиви и функционални уеб страници.</text:p>
      <text:p text:style-name="P33">Голям брой компоненти: Bootstrap предлага голям брой готови компоненти, като например менюта, формуляри, бутони и много други, които могат да бъдат използвани за бързо създаване на уеб страници.</text:p>
      <text:p text:style-name="P34">Актуална технология: Bootstrap е базиран на HTML, CSS и JavaScript, които са актуални технологии и са добре поддържани от браузърите. Това гарантира, че уеб сайтът ще работи добре и ще бъде съвместим с различни<text:s/>браузъри и устройства.</text:p>
      <text:p text:style-name="P35">Разширяемост: Bootstrap е разширяем и може да бъде персонализиран с помощта на CSS и JavaScript. Това позволява на разработчиците да създават уникални дизайни, които отговарят на конкретните нужди на проекта.</text:p>
      <text:p text:style-name="P36">Сумирайки, избрах Bootstrap като риспонсивен фреймуърк поради неговата лесна употреба, голям брой компоненти, актуална технология и възможност за персонализация.</text:p>
      <text:h text:style-name="P37" text:outline-level="2"><text:bookmark-start text:name="__RefHeading___Toc19400_926169243"/><text:span text:style-name="T38">Страница<text:s/></text:span><text:span text:style-name="T39">“</text:span><text:span text:style-name="T40">за нас</text:span><text:span text:style-name="T41">”</text:span><text:bookmark-end text:name="__RefHeading___Toc19400_926169243"/></text:h>
      <text:p text:style-name="P42"/>
      <text:p text:style-name="P43"><text:span text:style-name="T44">Страницата<text:s/></text:span><text:span text:style-name="T45">“</text:span><text:span text:style-name="T46">за нас</text:span><text:span text:style-name="T47">”</text:span><text:span text:style-name="T48"><text:s/>съдържа кратка примерна информация за онлайн магазин<text:s/></text:span><text:span text:style-name="T49">“</text:span><text:span text:style-name="T50">Детски свят</text:span><text:span text:style-name="T51">”</text:span><text:span text:style-name="T52">.</text:span></text:p>
      <text:p text:style-name="P53"><text:span text:style-name="T54">Визуално с</text:span><text:span text:style-name="T55">траницата<text:s/></text:span><text:span text:style-name="T56">“</text:span><text:span text:style-name="T57">За нас</text:span><text:span text:style-name="T58">”</text:span><text:span text:style-name="T59"><text:s/>можем да видим на фигура 1</text:span><text:span text:style-name="T60">:</text:span></text:p>
      <text:soft-page-break/>
      <text:p text:style-name="P61"><text:span text:style-name="T62">По-долу е показан кода на страницата</text:span><text:span text:style-name="T63"><text:s/>“</text:span><text:span text:style-name="T64">За нас</text:span><text:span text:style-name="T65">”</text:span><text:span text:style-name="T66"><text:s/>с подробно описание</text:span><text:span text:style-name="T67">:</text:span></text:p>
      <text:p text:style-name="P68">&lt;!DOCTYPE html&gt;</text:p>
      <text:p text:style-name="P69">&lt;html lang="en"&gt;</text:p>
      <text:p text:style-name="P70">Това е декларацията на типа на документа (Doctype). В този случай, документът е написан на HTML и използва езика на английски.</text:p>
      <text:p text:style-name="P71">&lt;head&gt;</text:p>
      <text:p text:style-name="P72"><text:s text:c="2"/>&lt;meta charset="UTF-8"&gt;</text:p>
      <text:p text:style-name="P73"><text:s text:c="2"/>&lt;meta<text:s/>name="viewport" content="width=device-width, initial-scale=1.0"&gt;</text:p>
      <text:p text:style-name="P74"><text:s text:c="2"/>&lt;title&gt;За нас&lt;/title&gt;</text:p>
      <text:p text:style-name="P75"><text:s text:c="2"/>&lt;link rel="stylesheet" href="https://stackpath.bootstrapcdn.com/bootstrap/4.5.0/css/bootstrap.min.css" integrity="sha384-OgVRvuATP1z7JjHLkuOU7Xw704+h835Lr+6QL9UvYjZE3Ipu6Tp75j7Bh/kR0JKI" crossorigin="anonymous"&gt;</text:p>
      <text:p text:style-name="P76"><text:s text:c="2"/>&lt;link rel="stylesheet" href="style.css"&gt;</text:p>
      <text:p text:style-name="P77">&lt;/head&gt;</text:p>
      <text:p text:style-name="P78"><text:span text:style-name="T79">Това е елементът &lt;head&gt;, който съдържа метаданни за документа. Тук има дефинирани метат</text:span><text:span text:style-name="T80">а</text:span><text:span text:style-name="T81">гове, които определят знаковата таблица на документа (UTF-8) и изгледа</text:span><text:span text:style-name="T82"><text:s/>му (viewport). Също така има таг &lt;title&gt;, който определя заглавието на страницата и два тага &lt;link&gt;, които свързват документа с външни CSS файлове.</text:span></text:p>
      <text:p text:style-name="P83">&lt;body&gt;</text:p>
      <text:p text:style-name="P84"><text:s text:c="2"/>&lt;nav class="navbar navbar-expand-lg navbar-light bg-light"&gt;</text:p>
      <text:p text:style-name="P85"><text:s text:c="4"/>&lt;a class="navbar-brand" href="#"&gt;Детски свят&lt;/a&gt;</text:p>
      <text:p text:style-name="P86"><text:s text:c="4"/>&lt;button class="navbar-toggler" type="button" data-toggle="collapse" data-target="#navbarNav" aria-controls="navbarNav" aria-expanded="false" aria-label="Toggle navigation"&gt;</text:p>
      <text:p text:style-name="P87"><text:s text:c="6"/>&lt;span<text:s/>class="navbar-toggler-icon"&gt;&lt;/span&gt;</text:p>
      <text:p text:style-name="P88"><text:s text:c="4"/>&lt;/button&gt;</text:p>
      <text:p text:style-name="P89"><text:s text:c="4"/>&lt;div class="collapse navbar-collapse" id="navbarNav"&gt;</text:p>
      <text:p text:style-name="P90"><text:s text:c="6"/>&lt;ul class="navbar-nav ml-auto"&gt;</text:p>
      <text:p text:style-name="P91"><text:s text:c="8"/>&lt;li class="nav-item active"&gt;</text:p>
      <text:p text:style-name="P92"><text:s text:c="10"/>&lt;li&gt;&lt;a href="index.html"&gt;Начало&lt;/a&gt;&lt;/li&gt;</text:p>
      <text:p text:style-name="P93">&lt;li&gt;&lt;a href="products.html"&gt;Продукти&lt;/a&gt;&lt;/li&gt;</text:p>
      <text:p text:style-name="P94">&lt;li&gt;&lt;a href="about.html"&gt;За нас&lt;/a&gt;&lt;/li&gt;</text:p>
      <text:p text:style-name="P95">&lt;li&gt;&lt;a href="product-details.html"&gt;Детайли на продукт&lt;/a&gt;&lt;/li&gt;</text:p>
      <text:p text:style-name="P96">&lt;li&gt;&lt;a href="payment-methods.html"&gt;Начини на плащане&lt;/a&gt;&lt;/li&gt;</text:p>
      <text:p text:style-name="P97">&lt;li&gt;&lt;a href="delivery-methods.html"&gt;Начини на доставка&lt;/a&gt;&lt;/li&gt;</text:p>
      <text:p text:style-name="P98">&lt;li&gt;&lt;a href="cart.html"&gt;Количка&lt;/a&gt;&lt;/li&gt;</text:p>
      <text:p text:style-name="P99">&lt;/li&gt;</text:p>
      <text:p text:style-name="P100"><text:s text:c="6"/>&lt;/ul&gt;</text:p>
      <text:p text:style-name="P101"><text:s text:c="4"/>&lt;/div&gt;</text:p>
      <text:soft-page-break/>
      <text:p text:style-name="P102"><text:s text:c="2"/>&lt;/nav&gt;</text:p>
      <text:p text:style-name="P103"><text:span text:style-name="T104">Това е елементът &lt;body&gt;, който съдържа цялата информация за съдържанието на страницата. В този случай, той започва с елемент &lt;nav&gt;, който съдържа менюто на сайта. Това е Bootstrap</text:span><text:span text:style-name="T105"><text:s/>компонент, който е настроен<text:s/></text:span><text:span text:style-name="T106">д</text:span><text:span text:style-name="T107">а показва навигационно меню. Навигационното меню е наредено като списък от елементи, като всеки елемент е етикет за връзка (anchor tag), който води към различни страници на уеб сайта.</text:span></text:p>
      <text:p text:style-name="P108">Този компонент включва основна HTML<text:s/>структура, която включва:</text:p>
      <text:p text:style-name="P109">DOCTYPE - указващ типа на документа</text:p>
      <text:p text:style-name="P110">html елемент - който определя началото и края на HTML документа</text:p>
      <text:p text:style-name="P111">head елемент - който съдържа метаданни, като заглавие на страницата, символен низ за символна таблица и връзки към външни ресурси,<text:s/>като CSS и JavaScript файлове.</text:p>
      <text:p text:style-name="P112">body елемент - който съдържа основното съдържание на страницата.</text:p>
      <text:p text:style-name="P113"><text:span text:style-name="T114">Освен това, този код използва Bootstrap библиотека за стилизиране на навигационното меню. Той включва връзки към три различни CDN файла за Bootstrap CSS, jQuer</text:span><text:span text:style-name="T115">y и Bootstrap JavaScript. Тези връзки са настроени така, че да вземат файловете от CDN-а, когато страницата се зареди, вместо да ги изтеглят от локалния сървър. Това може да подобри бързодействието на страницата, като се използва кеширане на браузъра.</text:span></text:p>
      <text:p text:style-name="P116">Накрая, този код включва елементи на страницата, като заглавие на страницата и основното съдържание на страницата, като описание на магазина за детски играчки и услугите, които той предлага.</text:p>
      <text:h text:style-name="P117" text:outline-level="2"><text:bookmark-start text:name="__RefHeading___Toc19402_926169243"/>Страница за начини на плащане<text:bookmark-end text:name="__RefHeading___Toc19402_926169243"/></text:h>
      <text:p text:style-name="P118"><text:bookmark-start text:name="_Hlk133883238"/><text:span text:style-name="T119">Страницата<text:s/></text:span><text:span text:style-name="T120">“</text:span><text:span text:style-name="T121">Начини на плащане</text:span><text:span text:style-name="T122">”</text:span><text:span text:style-name="T123"><text:s/>съдържа информация за 3 начина на плащане</text:span><text:span text:style-name="T124">:1-</text:span><text:span text:style-name="T125">Плащане с кредитна карта</text:span><text:span text:style-name="T126">;</text:span><text:span text:style-name="T127"><text:s/>2-Плащане при доставка</text:span><text:span text:style-name="T128">;<text:s/></text:span><text:span text:style-name="T129">3-Плащане по банков път <text:s/>.</text:span></text:p>
      <text:p text:style-name="P130"><text:span text:style-name="T131">Визуално страницата<text:s/></text:span><text:span text:style-name="T132">“</text:span><text:span text:style-name="T133">Начини на плащане</text:span><text:span text:style-name="T134">”</text:span><text:span text:style-name="T135"><text:s/>можем да видим на фигура 2</text:span><text:span text:style-name="T136">:</text:span><text:bookmark-end text:name="_Hlk133883238"/></text:p>
      <text:p text:style-name="P137"><text:span text:style-name="T138">По-долу е показан кода на страницата</text:span><text:span text:style-name="T139"><text:s/>“</text:span><text:span text:style-name="T140">Начини на пла</text:span><text:span text:style-name="T141">щане</text:span><text:span text:style-name="T142">”</text:span><text:span text:style-name="T143"><text:s/>с описание</text:span><text:span text:style-name="T144">.<text:s/></text:span><text:span text:style-name="T145">Тази линия на кода указва, че това е HTML документ с език на комуникация "en" (английски език):</text:span></text:p>
      <text:p text:style-name="P146">html</text:p>
      <text:p text:style-name="P147">&lt;html lang="en"&gt;</text:p>
      <text:soft-page-break/>
      <text:p text:style-name="P148">Следващата част от кода е &lt;head&gt; елемент, който съдържа информацията, свързана с документа. В този случай имаме два елемента: &lt;meta&gt; и &lt;title&gt;.</text:p>
      <text:p text:style-name="P149">&lt;head&gt;</text:p>
      <text:p text:style-name="P150"><text:s text:c="2"/>&lt;meta charset="UTF-8"&gt;</text:p>
      <text:p text:style-name="P151"><text:s text:c="2"/>&lt;meta name="viewport" content="width=device-width, initial-scale=1.0"&gt;</text:p>
      <text:p text:style-name="P152"><text:s text:c="2"/>&lt;title&gt;Начини на плащане&lt;/title&gt;</text:p>
      <text:p text:style-name="P153"><text:s text:c="2"/>&lt;link rel="stylesheet" href="style.css"&gt;</text:p>
      <text:p text:style-name="P154">&lt;/head&gt;</text:p>
      <text:p text:style-name="P155">&lt;meta&gt; елементите<text:s/>представляват метаданни, които не се показват на страницата, а се използват за определяне на различни настройки за документа. charset атрибута задава символната таблица, използвана в документа. name и content атрибутите се използват за определяне на метатегове, свързани с описанието на документа и мащабирането на страницата.&lt;title&gt; елементът определя заглавието на документа, което се показва в горната част на прозореца на браузъра.&lt;link&gt; елементът свързва документа с CSS файл, който съдържа стила на страницата.</text:p>
      <text:p text:style-name="P156">След &lt;head&gt; елемента следва &lt;body&gt; елемента, който съдържа всичко, което се показва на страницата.</text:p>
      <text:p text:style-name="P157">html</text:p>
      <text:p text:style-name="P158">&lt;body&gt;</text:p>
      <text:p text:style-name="P159"><text:s text:c="2"/>&lt;header&gt;</text:p>
      <text:p text:style-name="P160"><text:s text:c="4"/>&lt;nav&gt;</text:p>
      <text:p text:style-name="P161"><text:s text:c="6"/>&lt;ul&gt;</text:p>
      <text:p text:style-name="P162"><text:s text:c="8"/>&lt;li&gt;&lt;a href="index.html"&gt;Начало&lt;/a&gt;&lt;/li&gt;</text:p>
      <text:p text:style-name="P163"><text:s text:c="8"/>&lt;li&gt;&lt;a href="products.html"&gt;Продукти&lt;/a&gt;&lt;/li&gt;</text:p>
      <text:p text:style-name="P164"><text:s text:c="5"/><text:s text:c="3"/>&lt;li&gt;&lt;a href="about.html"&gt;За нас&lt;/a&gt;&lt;/li&gt;</text:p>
      <text:p text:style-name="P165"><text:s text:c="8"/>&lt;li&gt;&lt;a href="product-details.html"&gt;Детайли на продукт&lt;/a&gt;&lt;/li&gt;</text:p>
      <text:p text:style-name="P166"><text:s text:c="8"/>&lt;li&gt;&lt;a href="payment-methods.html"&gt;Начини на плащане&lt;/a&gt;&lt;/li&gt;</text:p>
      <text:p text:style-name="P167"><text:s text:c="8"/>&lt;li&gt;&lt;a href="delivery-methods.html"&gt;Начини на доставка&lt;/a&gt;&lt;/li&gt;</text:p>
      <text:p text:style-name="P168"><text:s text:c="8"/>&lt;li&gt;&lt;a href="cart.html"&gt;Количка&lt;/a&gt;&lt;/li&gt;</text:p>
      <text:p text:style-name="P169"><text:s text:c="6"/>&lt;/ul&gt;</text:p>
      <text:p text:style-name="P170"><text:s text:c="4"/>&lt;/nav&gt;</text:p>
      <text:p text:style-name="P171"><text:s text:c="2"/>&lt;/header&gt;</text:p>
      <text:p text:style-name="P172"/>
      <text:p text:style-name="P173"><text:s text:c="2"/>&lt;main&gt;</text:p>
      <text:p text:style-name="P174"><text:s text:c="4"/>&lt;section&gt;</text:p>
      <text:p text:style-name="P175"><text:s text:c="6"/>&lt;h1&gt;Начини на плащане&lt;/h1&gt;</text:p>
      <text:p text:style-name="P176"><text:s text:c="6"/>&lt;ul&gt;</text:p>
      <text:p text:style-name="P177"><text:s text:c="8"/>&lt;li&gt;Плащане с кредитна карта&lt;/li&gt;</text:p>
      <text:p text:style-name="P178"><text:s text:c="8"/>&lt;li&gt;Плащане при доставка&lt;/li&gt;</text:p>
      <text:p text:style-name="P179"><text:s text:c="8"/>&lt;li&gt;Плащане по<text:s/>банков път&lt;/li&gt;</text:p>
      <text:p text:style-name="P180"><text:s text:c="6"/>&lt;/ul&gt;</text:p>
      <text:p text:style-name="P181"><text:s text:c="4"/>&lt;/section&gt;</text:p>
      <text:p text:style-name="P182"><text:s text:c="2"/>&lt;/main&gt;</text:p>
      <text:p text:style-name="P183"/>
      <text:p text:style-name="P184"><text:s text:c="2"/>&lt;footer&gt;</text:p>
      <text:p text:style-name="P185"><text:span text:style-name="T186"><text:s text:c="4"/>&lt;p&gt;© 2023 Електронен магазин&lt;/</text:span><text:span text:style-name="T187">p&gt;</text:span></text:p>
      <text:list text:style-name="WWNum2" text:continue-numbering="true">
        <text:list-item>
          <text:list>
            <text:list-item>
              <text:p text:style-name="P188"/>
            </text:list-item>
          </text:list>
        </text:list-item>
      </text:list>
      <text:h text:style-name="P189" text:outline-level="2"><text:bookmark-start text:name="_Toc133953661"/><text:bookmark-start text:name="__RefHeading___Toc4372_1035959447"/>Страница за начини на доставка<text:bookmark-end text:name="_Toc133953661"/><text:bookmark-end text:name="__RefHeading___Toc4372_1035959447"/></text:h>
      <text:p text:style-name="P190"/>
      <text:p text:style-name="P191"><text:span text:style-name="T192">Страницата<text:s/></text:span><text:span text:style-name="T193">“</text:span><text:span text:style-name="T194">Начини на доставка</text:span><text:span text:style-name="T195">”</text:span><text:span text:style-name="T196"><text:s/>съдържа информация за начините за доставка</text:span><text:span text:style-name="T197">,<text:s/></text:span><text:span text:style-name="T198">които са експресна и стандартна и опциите</text:span><text:span text:style-name="T199">:<text:s/></text:span><text:span text:style-name="T200">адрес за доставка и телефон за връзка.</text:span></text:p>
      <text:p text:style-name="P201"><text:span text:style-name="T202">Визуално страницата<text:s/></text:span><text:span text:style-name="T203">“</text:span><text:span text:style-name="T204">Начини на доставка</text:span><text:span text:style-name="T205">”</text:span><text:span text:style-name="T206"><text:s/>можем да видим на фигура 3</text:span><text:span text:style-name="T207">:</text:span></text:p>
      <text:p text:style-name="P208"><text:span text:style-name="T209">По-долу е показан кода на страницата</text:span><text:span text:style-name="T210"><text:s/>“</text:span><text:span text:style-name="T211">Начини<text:s/></text:span><text:span text:style-name="T212">на доставка</text:span><text:span text:style-name="T213">”</text:span><text:span text:style-name="T214"><text:s/>с описанието му</text:span><text:span text:style-name="T215">:</text:span></text:p>
      <text:p text:style-name="P216">&lt;!DOCTYPE html&gt;</text:p>
      <text:p text:style-name="P217">&lt;html lang="en"&gt;</text:p>
      <text:p text:style-name="P218"/>
      <text:p text:style-name="P219">&lt;head&gt;</text:p>
      <text:p text:style-name="P220"><text:s text:c="4"/>&lt;meta charset="UTF-8" /&gt;</text:p>
      <text:p text:style-name="P221"><text:s text:c="4"/>&lt;meta name="viewport" content="width=device-width, initial-scale=1.0" /&gt;</text:p>
      <text:p text:style-name="P222"><text:s text:c="4"/>&lt;meta http-equiv="X-UA-Compatible" content="ie=edge" /&gt;</text:p>
      <text:p text:style-name="P223"><text:s text:c="4"/>&lt;link<text:s/>rel="stylesheet" href="https://stackpath.bootstrapcdn.com/bootstrap/4.3.1/css/bootstrap.min.css" integrity="sha384-ggOyR0iXCbMQv3Xipma34MD+dH/1fQ784/j6cY/iJTQUOhcWr7x9JvoRxT2MZw1T" crossorigin="anonymous" /&gt;</text:p>
      <text:p text:style-name="P224"><text:s text:c="4"/>&lt;link rel="stylesheet"<text:s/>href="style.css" /&gt;</text:p>
      <text:p text:style-name="P225"><text:s text:c="4"/>&lt;title&gt;Начини на доставка&lt;/title&gt;</text:p>
      <text:p text:style-name="P226">&lt;/head&gt;</text:p>
      <text:p text:style-name="P227"/>
      <text:p text:style-name="P228">&lt;body&gt;</text:p>
      <text:p text:style-name="P229"><text:s text:c="4"/>&lt;nav class="navbar navbar-expand-lg navbar-light bg-light"&gt;</text:p>
      <text:p text:style-name="P230"><text:s text:c="8"/>&lt;a class="navbar-brand" href="#"&gt;Детски свят&lt;/a&gt;</text:p>
      <text:p text:style-name="P231"><text:s text:c="8"/>&lt;button class="navbar-toggler" type="button" data-toggle="collapse" data-target="#navbarNav" aria-controls="navbarNav" aria-expanded="false" aria-label="Toggle navigation"&gt;</text:p>
      <text:p text:style-name="P232"><text:s text:c="8"/>&lt;span class="navbar-toggler-icon"&gt;&lt;/span&gt;</text:p>
      <text:p text:style-name="P233"><text:s text:c="6"/>&lt;/button&gt;</text:p>
      <text:p text:style-name="P234"><text:s text:c="8"/>&lt;div class="collapse navbar-collapse" id="navbarNav"&gt;</text:p>
      <text:p text:style-name="P235"><text:s text:c="8"/><text:s text:c="4"/>&lt;ul class="navbar-nav"&gt;</text:p>
      <text:p text:style-name="P236"><text:s text:c="16"/>&lt;li class="nav-item"&gt;</text:p>
      <text:p text:style-name="P237"><text:s text:c="20"/>&lt;li&gt;&lt;a href="index.html"&gt;Начало&lt;/a&gt;&lt;/li&gt;</text:p>
      <text:p text:style-name="P238"><text:s text:c="20"/>&lt;li&gt;&lt;a href="products.html"&gt;Продукти&lt;/a&gt;&lt;/li&gt;</text:p>
      <text:p text:style-name="P239"><text:s text:c="20"/>&lt;li&gt;&lt;a href="about.html"&gt;За нас&lt;/a&gt;&lt;/li&gt;</text:p>
      <text:p text:style-name="P240"><text:s text:c="2"/><text:s text:c="18"/>&lt;li&gt;&lt;a href="product-details.html"&gt;Детайли на продукт&lt;/a&gt;&lt;/li&gt;</text:p>
      <text:p text:style-name="P241"><text:s text:c="20"/>&lt;li&gt;&lt;a href="payment-methods.html"&gt;Начини на плащане&lt;/a&gt;&lt;/li&gt;</text:p>
      <text:p text:style-name="P242"><text:s text:c="20"/>&lt;li&gt;&lt;a href="delivery-methods.html"&gt;Начини на доставка&lt;/a&gt;&lt;/li&gt;</text:p>
      <text:p text:style-name="P243"><text:s text:c="9"/><text:s text:c="11"/>&lt;li&gt;&lt;a href="cart.html"&gt;Количка&lt;/a&gt;&lt;/li&gt;</text:p>
      <text:p text:style-name="P244"><text:s text:c="16"/>&lt;/li&gt;</text:p>
      <text:p text:style-name="P245"><text:s text:c="12"/>&lt;/ul&gt;</text:p>
      <text:p text:style-name="P246"><text:s text:c="8"/>&lt;/div&gt;</text:p>
      <text:p text:style-name="P247"><text:s text:c="4"/>&lt;/nav&gt;</text:p>
      <text:p text:style-name="P248"><text:s text:c="4"/>&lt;div class="container my-5"&gt;</text:p>
      <text:p text:style-name="P249"><text:s text:c="8"/>&lt;h1 class="text-center mb-4"&gt;Начини на доставка&lt;/h1&gt;</text:p>
      <text:p text:style-name="P250"><text:s text:c="8"/>&lt;div class="row"&gt;</text:p>
      <text:p text:style-name="P251"><text:s text:c="12"/>&lt;div class="col-lg-4 col-md-6 col-sm-12"&gt;</text:p>
      <text:p text:style-name="P252"><text:s text:c="16"/>&lt;div class="card mb-4"&gt;</text:p>
      <text:p text:style-name="P253"><text:s text:c="16"/>&lt;/div&gt;</text:p>
      <text:soft-page-break/>
      <text:p text:style-name="P254"><text:s text:c="12"/>&lt;/div&gt;</text:p>
      <text:p text:style-name="P255"><text:s text:c="8"/>&lt;/div&gt;</text:p>
      <text:p text:style-name="P256"/>
      <text:p text:style-name="P257"><text:s text:c="8"/>&lt;div class="col-lg-4 col-md-6 col-sm-12"&gt;</text:p>
      <text:p text:style-name="P258"><text:s text:c="12"/>&lt;div class="card mb-4"&gt;</text:p>
      <text:p text:style-name="P259"><text:s text:c="16"/>&lt;img<text:s/>class="card-img-top" src="https://images.pexels.com/photos/5025669/pexels-photo-5025669.jpeg?auto=compress&amp;cs=tinysrgb&amp;w=1260&amp;h=650&amp;dpr=1" alt="Начин на доставка" /&gt;</text:p>
      <text:p text:style-name="P260"><text:s text:c="16"/>&lt;div class="card-body"&gt;</text:p>
      <text:p text:style-name="P261"><text:s text:c="20"/>&lt;p class="card-text"&gt;Изберете<text:s/>начин на доставка:&lt;/p&gt;</text:p>
      <text:p text:style-name="P262"><text:s text:c="20"/>&lt;form&gt;</text:p>
      <text:p text:style-name="P263"><text:s text:c="24"/>&lt;div class="form-check"&gt;</text:p>
      <text:p text:style-name="P264"><text:s text:c="28"/>&lt;input class="form-check-input" type="radio" name="deliveryMethod" id="standardDelivery" value="standard" checked&gt;</text:p>
      <text:p text:style-name="P265"><text:s text:c="28"/>&lt;label class="form-check-label" for="standardDelivery"&gt;</text:p>
      <text:p text:style-name="P266"><text:s text:c="22"/>Стандартна доставка (2-3 работни дни)</text:p>
      <text:p text:style-name="P267"><text:s text:c="20"/>&lt;/label&gt;</text:p>
      <text:p text:style-name="P268"><text:s text:c="24"/>&lt;/div&gt;</text:p>
      <text:p text:style-name="P269"><text:s text:c="24"/>&lt;div class="form-check"&gt;</text:p>
      <text:p text:style-name="P270"><text:s text:c="3"/><text:s text:c="25"/>&lt;input class="form-check-input" type="radio" name="deliveryMethod" id="expressDelivery" value="express"&gt;</text:p>
      <text:p text:style-name="P271"><text:s text:c="28"/>&lt;label class="form-check-label" for="expressDelivery"&gt;</text:p>
      <text:p text:style-name="P272"><text:s text:c="22"/>Експресна доставка (в<text:s/>рамките на 24 часа)</text:p>
      <text:p text:style-name="P273"><text:s text:c="20"/>&lt;/label&gt;</text:p>
      <text:p text:style-name="P274"><text:s text:c="24"/>&lt;/div&gt;</text:p>
      <text:p text:style-name="P275"><text:s text:c="24"/>&lt;div class="form-group mt-3"&gt;</text:p>
      <text:p text:style-name="P276"><text:s text:c="28"/>&lt;label for="address"&gt;Адрес за доставка&lt;/label&gt;</text:p>
      <text:p text:style-name="P277"><text:s text:c="28"/>&lt;input type="text"<text:s/>class="form-control" id="address" placeholder="Въведете адрес за доставка"&gt;</text:p>
      <text:p text:style-name="P278"><text:s text:c="24"/>&lt;/div&gt;</text:p>
      <text:p text:style-name="P279"><text:s text:c="24"/>&lt;div class="form-group"&gt;</text:p>
      <text:p text:style-name="P280"><text:s text:c="28"/>&lt;label for="phoneNumber"&gt;Телефон за връзка&lt;/label&gt;</text:p>
      <text:p text:style-name="P281"><text:s text:c="28"/>&lt;input type="text" class="form-control" id="phoneNumber" placeholder="Въведете телефон за връзка"&gt;</text:p>
      <text:p text:style-name="P282"><text:s text:c="24"/>&lt;/div&gt;</text:p>
      <text:p text:style-name="P283"><text:s text:c="20"/>&lt;/form&gt;</text:p>
      <text:p text:style-name="P284"><text:span text:style-name="T285"><text:s text:c="16"/>&lt;/div&gt;</text:span></text:p>
      <text:p text:style-name="P286">Този код е HTML код за уеб страница, която показва начините на доставка за детски свят. На първите редове се задават основни метаданни за уеб страницата, включително заглавието на страницата и езикът на уеб страницата. След това следва HTML код за навигационно меню, което позволява на потребителите да<text:s/>навигират към различни страници на уеб сайта.</text:p>
      <text:p text:style-name="P287">След това има контейнер с клас "container", който включва елементи за показване на начините на доставка. Има контейнер с клас "row", който съдържа две колони - една за изображения и друга за информация за доставка.</text:p>
      <text:p text:style-name="P288">Има форма за избор на начин на доставка, която съдържа два радиобутони за избор на стандартна или експресна доставка, като се изисква въвеждане на адрес за доставка и телефонен номер за връзка.</text:p>
      <text:soft-page-break/>
      <text:p text:style-name="P289">В HTML кода се използват стилове от Bootstrap framework,<text:s/>за да се приложи визуално оформление и да се улесни разполагането на елементите на уеб страницата в зависимост от размера на екрана на устройството, от което се преглежда.</text:p>
      <text:p text:style-name="P290">След това следват основните елементи на уеб страницата - &lt;body&gt; тага, който съдържа<text:s/>основната информация, която потребителят ще вижда на страницата, както и &lt;nav&gt; тага, който представлява навигационното меню на страницата.</text:p>
      <text:p text:style-name="P291">В тялото на &lt;body&gt; тага се съдържат всички елементи на страницата - заглавия, секции, текст, форми и др.</text:p>
      <text:p text:style-name="P292">В този код,<text:s/>след &lt;nav&gt; тага има &lt;div&gt; елемент с клас container, който служи за създаване на контейнер за съдържанието на страницата, след което следва &lt;h1&gt; заглавие за начините на доставка. След това има &lt;div&gt; елемент с клас row, който съдържа два &lt;div&gt; елемента с клас col-lg-4 col-md-6 col-sm-12. Тези елементи служат за създаване на секции на страницата, където могат да се включват изображения, текст и други елементи.</text:p>
      <text:p text:style-name="P293">В този код, във втория &lt;div&gt; елемент има &lt;div&gt; елемент с клас card, който представлява карта за показване на информация. Този елемент съдържа изображение на начина на доставка и форма за избор на начин на доставка, адрес за доставка и телефон за връзка. Вътре в формата има два &lt;div&gt; елемента с клас form-check, които съдържат радио бутони за избор на начин<text:s/>на доставка. След това има два &lt;div&gt; елемента с клас form-group, които съдържат текстови полета за въвеждане на адрес за доставка и телефон за връзка.</text:p>
      <text:h text:style-name="P294" text:outline-level="2"><text:bookmark-start text:name="_Toc133953662"/><text:bookmark-start text:name="__RefHeading___Toc4374_1035959447"/>Страница за електронна количка<text:bookmark-end text:name="_Toc133953662"/><text:bookmark-end text:name="__RefHeading___Toc4374_1035959447"/></text:h>
      <text:p text:style-name="P295"/>
      <text:p text:style-name="P296"><text:span text:style-name="T297">Страницата<text:s/></text:span><text:span text:style-name="T298">“</text:span><text:span text:style-name="T299">Количка</text:span><text:span text:style-name="T300">”</text:span><text:span text:style-name="T301"><text:s/>съдържа</text:span><text:span text:style-name="T302"><text:s/></text:span><text:span text:style-name="T303">пример за<text:s/></text:span><text:span text:style-name="T304">“</text:span><text:span text:style-name="T305">продукти</text:span><text:span text:style-name="T306">”, “</text:span><text:span text:style-name="T307">количество</text:span><text:span text:style-name="T308">”, “</text:span><text:span text:style-name="T309">общо</text:span><text:span text:style-name="T310">”</text:span><text:span text:style-name="T311">и действия</text:span><text:span text:style-name="T312">: “</text:span><text:span text:style-name="T313">премахни</text:span><text:span text:style-name="T314">”</text:span><text:span text:style-name="T315"><text:s/>и<text:s/></text:span><text:span text:style-name="T316">“</text:span><text:span text:style-name="T317">изпразни количката</text:span><text:span text:style-name="T318">”</text:span></text:p>
      <text:p text:style-name="P319">Визуално страницата “Количка” може да се види на фигура 4 по-долу:</text:p>
      <text:p text:style-name="P320"><text:bookmark-start text:name="__RefHeading___Toc4376_1035959447"/><text:bookmark-start text:name="_Toc133953217"/><text:bookmark-start text:name="_Toc133953663"/><text:span text:style-name="T321">Кода и обяснението му на страницата<text:s/></text:span><text:span text:style-name="T322">“</text:span><text:span text:style-name="T323">Количка</text:span><text:span text:style-name="T324">”</text:span><text:span text:style-name="T325"><text:s/>са представени по-долу</text:span><text:span text:style-name="T326">:</text:span><text:bookmark-end text:name="__RefHeading___Toc4376_1035959447"/><text:bookmark-end text:name="_Toc133953217"/><text:bookmark-end text:name="_Toc133953663"/></text:p>
      <text:p text:style-name="P327">&lt;!DOCTYPE html&gt;</text:p>
      <text:p text:style-name="P328">&lt;html lang="en"&gt;</text:p>
      <text:p text:style-name="P329"/>
      <text:p text:style-name="P330">&lt;head&gt;</text:p>
      <text:p text:style-name="P331"><text:s text:c="4"/>&lt;meta charset="UTF-8"&gt;</text:p>
      <text:p text:style-name="P332"><text:s text:c="4"/>&lt;meta name="viewport" content="width=device-width, initial-scale=1.0"&gt;</text:p>
      <text:p text:style-name="P333"><text:s text:c="4"/>&lt;title&gt;Количка&lt;/title&gt;</text:p>
      <text:p text:style-name="P334"><text:s text:c="4"/>&lt;link rel="stylesheet" href="style.css"&gt;</text:p>
      <text:p text:style-name="P335">&lt;/head&gt;</text:p>
      <text:p text:style-name="P336"/>
      <text:p text:style-name="P337">&lt;body&gt;</text:p>
      <text:soft-page-break/>
      <text:p text:style-name="P338"><text:s text:c="4"/>&lt;header&gt;</text:p>
      <text:p text:style-name="P339"><text:s text:c="8"/>&lt;nav&gt;</text:p>
      <text:p text:style-name="P340"><text:s text:c="12"/>&lt;ul&gt;</text:p>
      <text:p text:style-name="P341"><text:s text:c="16"/>&lt;li&gt;&lt;a href="index.html"&gt;Начало&lt;/a&gt;&lt;/li&gt;</text:p>
      <text:p text:style-name="P342"><text:s text:c="16"/>&lt;li&gt;&lt;a href="products.html"&gt;Продукти&lt;/a&gt;&lt;/li&gt;</text:p>
      <text:p text:style-name="P343"><text:s text:c="16"/>&lt;li&gt;&lt;a href="about.html"&gt;За нас&lt;/a&gt;&lt;/li&gt;</text:p>
      <text:p text:style-name="P344"><text:s text:c="16"/>&lt;li&gt;&lt;a href="product-details.html"&gt;Детайли на продукт&lt;/a&gt;&lt;/li&gt;</text:p>
      <text:p text:style-name="P345"><text:s text:c="16"/>&lt;li&gt;&lt;a href="payment-methods.html"&gt;Начини на плащане&lt;/a&gt;&lt;/li&gt;</text:p>
      <text:p text:style-name="P346"><text:s text:c="16"/>&lt;li&gt;&lt;a href="delivery-methods.html"&gt;Начини на доставка&lt;/a&gt;&lt;/li&gt;</text:p>
      <text:p text:style-name="P347"><text:s text:c="16"/>&lt;li&gt;&lt;a href="cart.html"&gt;Количка&lt;/a&gt;&lt;/li&gt;</text:p>
      <text:p text:style-name="P348"><text:s text:c="12"/>&lt;/ul&gt;</text:p>
      <text:p text:style-name="P349"><text:s text:c="8"/>&lt;/nav&gt;</text:p>
      <text:p text:style-name="P350"><text:s text:c="4"/>&lt;/header&gt;</text:p>
      <text:p text:style-name="P351"><text:s text:c="4"/>&lt;main&gt;</text:p>
      <text:p text:style-name="P352"><text:s text:c="8"/>&lt;h1&gt;Количка&lt;/h1&gt;</text:p>
      <text:p text:style-name="P353"><text:s text:c="8"/>&lt;table&gt;</text:p>
      <text:p text:style-name="P354"><text:s text:c="12"/>&lt;thead&gt;</text:p>
      <text:p text:style-name="P355"><text:s text:c="16"/>&lt;tr&gt;</text:p>
      <text:p text:style-name="P356"><text:s text:c="20"/>&lt;th&gt;Продукт&lt;/th&gt;</text:p>
      <text:p text:style-name="P357"><text:s text:c="20"/>&lt;th&gt;Количество&lt;/th&gt;</text:p>
      <text:p text:style-name="P358"><text:s text:c="20"/>&lt;th&gt;Цена&lt;/th&gt;</text:p>
      <text:p text:style-name="P359"><text:s text:c="20"/>&lt;th&gt;Общо&lt;/th&gt;</text:p>
      <text:p text:style-name="P360"><text:s text:c="20"/>&lt;th&gt;Действия&lt;/th&gt;</text:p>
      <text:p text:style-name="P361"><text:s text:c="16"/>&lt;/tr&gt;</text:p>
      <text:p text:style-name="P362"><text:s text:c="12"/>&lt;/thead&gt;</text:p>
      <text:p text:style-name="P363"><text:s text:c="12"/>&lt;tbody&gt;</text:p>
      <text:p text:style-name="P364"><text:s text:c="16"/>&lt;tr&gt;</text:p>
      <text:p text:style-name="P365"><text:s text:c="20"/>&lt;td&gt;Продукт 1&lt;/td&gt;</text:p>
      <text:p text:style-name="P366"><text:s text:c="20"/>&lt;td&gt;&lt;input type="number" value="1" min="1"&gt;&lt;/td&gt;</text:p>
      <text:p text:style-name="P367"><text:s text:c="20"/>&lt;td&gt;10.00 лв.&lt;/td&gt;</text:p>
      <text:p text:style-name="P368"><text:s text:c="20"/>&lt;td&gt;10.00 лв.&lt;/td&gt;</text:p>
      <text:p text:style-name="P369"><text:s text:c="20"/>&lt;td&gt;&lt;button&gt;Премахни&lt;/button&gt;&lt;/td&gt;</text:p>
      <text:p text:style-name="P370"><text:s text:c="16"/>&lt;/tr&gt;</text:p>
      <text:p text:style-name="P371"><text:s text:c="16"/>&lt;tr&gt;</text:p>
      <text:p text:style-name="P372"><text:s text:c="20"/>&lt;td&gt;Продукт 2&lt;/td&gt;</text:p>
      <text:p text:style-name="P373"><text:s text:c="20"/>&lt;td&gt;&lt;input type="number" value="2" min="1"&gt;&lt;/td&gt;</text:p>
      <text:p text:style-name="P374"><text:s text:c="20"/>&lt;td&gt;20.00 лв.&lt;/td&gt;</text:p>
      <text:p text:style-name="P375"><text:s text:c="20"/>&lt;td&gt;40.00 лв.&lt;/td&gt;</text:p>
      <text:p text:style-name="P376"><text:s text:c="20"/>&lt;td&gt;&lt;button&gt;Премахни&lt;/button&gt;&lt;/td&gt;</text:p>
      <text:p text:style-name="P377"><text:s text:c="16"/>&lt;/tr&gt;</text:p>
      <text:p text:style-name="P378"><text:s text:c="12"/>&lt;/tbody&gt;</text:p>
      <text:p text:style-name="P379"><text:s text:c="10"/><text:s text:c="2"/>&lt;tfoot&gt;</text:p>
      <text:p text:style-name="P380"><text:s text:c="16"/>&lt;tr&gt;</text:p>
      <text:p text:style-name="P381"><text:s text:c="20"/>&lt;td colspan="3"&gt;&lt;/td&gt;</text:p>
      <text:p text:style-name="P382"><text:s text:c="20"/>&lt;td&gt;Общо: 50.00 лв.&lt;/td&gt;</text:p>
      <text:p text:style-name="P383"><text:s text:c="20"/>&lt;td&gt;&lt;button&gt;Изпразни количката&lt;/button&gt;&lt;/td&gt;</text:p>
      <text:p text:style-name="P384"><text:s text:c="16"/>&lt;/tr&gt;</text:p>
      <text:p text:style-name="P385"><text:s text:c="12"/>&lt;/tfoot&gt;</text:p>
      <text:p text:style-name="P386"><text:s text:c="8"/>&lt;/table&gt;</text:p>
      <text:p text:style-name="P387"><text:s text:c="8"/>&lt;a href="#"&gt;Продължи пазаруването&lt;/a&gt;</text:p>
      <text:p text:style-name="P388"><text:s text:c="8"/>&lt;a href="#"&gt;Плащане&lt;/a&gt;</text:p>
      <text:p text:style-name="P389"><text:s text:c="4"/>&lt;/main&gt;</text:p>
      <text:p text:style-name="P390"/>
      <text:p text:style-name="P391"><text:s text:c="4"/>&lt;footer&gt;</text:p>
      <text:p text:style-name="P392"><text:s text:c="8"/>&lt;p&gt;© 2023 Електронен магазин</text:p>
      <text:p text:style-name="P393"><text:s text:c="4"/>&lt;/footer&gt;</text:p>
      <text:p text:style-name="P394"/>
      <text:p text:style-name="P395">&lt;/body&gt;</text:p>
      <text:p text:style-name="P396"/>
      <text:p text:style-name="P397"><text:span text:style-name="T398">&lt;/html&gt;</text:span></text:p>
      <text:soft-page-break/>
      <text:p text:style-name="P399"><text:span text:style-name="T400">Това е HTML код за страницата "Количка" на електронен магазин “</text:span><text:span text:style-name="T401">Детски свят</text:span><text:span text:style-name="T402">”. Кода с</text:span><text:span text:style-name="T403">ъдържа основната структура на HTML документ, включително елементи за заглавие, метаданни, основен контейнер за съдържанието на страницата, включващ заглавие, таблица с продукти в количката и бутони за действия, футър с авторско право и допълнителни връзки.</text:span><text:span text:style-name="T404"><text:s/>Кода включва и връзки към CSS файл, които се използват за стилизиране на страницата.</text:span></text:p>
      <text:h text:style-name="P405" text:outline-level="2"><text:bookmark-start text:name="_Toc133953664"/><text:bookmark-start text:name="__RefHeading___Toc4380_1035959447"/>Страница за списък с продукти<text:bookmark-end text:name="_Toc133953664"/><text:bookmark-end text:name="__RefHeading___Toc4380_1035959447"/></text:h>
      <text:p text:style-name="P406"/>
      <text:p text:style-name="P407"><text:span text:style-name="T408">Страницата<text:s/></text:span><text:span text:style-name="T409">“</text:span><text:span text:style-name="T410">Продукти</text:span><text:span text:style-name="T411">”</text:span><text:span text:style-name="T412"><text:s/>съдържа кратък списък с 3 примерни продукта</text:span><text:span text:style-name="T413">:<text:s/></text:span><text:span text:style-name="T414">детска кола с дистанционно</text:span><text:span text:style-name="T415">,<text:s/></text:span><text:span text:style-name="T416">детски панталон и яке с кратко описание и опция добави в количка.</text:span></text:p>
      <text:p text:style-name="P417"><text:span text:style-name="T418">По-долу е показан визуалния изглед на страницата “Продукти” съответно на фиг. 5 и 6:</text:span></text:p>
      <text:p text:style-name="P419"><text:bookmark-start text:name="__RefHeading___Toc4384_1035959447"/><text:bookmark-start text:name="_Toc133953667"/><text:bookmark-start text:name="_Toc133953221"/><text:span text:style-name="T420">Отдолу е показан кода на страницата с пояснения</text:span><text:span text:style-name="T421">:</text:span><text:bookmark-end text:name="__RefHeading___Toc4384_1035959447"/><text:bookmark-end text:name="_Toc133953667"/><text:bookmark-end text:name="_Toc133953221"/></text:p>
      <text:list text:style-name="WWNum2" text:continue-numbering="true">
        <text:list-item>
          <text:list>
            <text:list-item>
              <text:p text:style-name="P422"/>
            </text:list-item>
          </text:list>
        </text:list-item>
      </text:list>
      <text:p text:style-name="P423">&lt;!DOCTYPE html&gt;</text:p>
      <text:p text:style-name="P424">&lt;html lang="en"&gt;</text:p>
      <text:p text:style-name="P425"/>
      <text:p text:style-name="P426">&lt;head&gt;</text:p>
      <text:p text:style-name="P427"><text:s text:c="4"/>&lt;meta charset="UTF-8"&gt;</text:p>
      <text:p text:style-name="P428"><text:s text:c="4"/>&lt;meta name="viewport" content="width=device-width, initial-scale=1.0"&gt;</text:p>
      <text:p text:style-name="P429"><text:s text:c="4"/>&lt;title&gt;Всички продукти - Детски свят&lt;/title&gt;</text:p>
      <text:p text:style-name="P430"><text:s text:c="4"/>&lt;link rel="stylesheet" href="style.css"&gt;</text:p>
      <text:p text:style-name="P431"><text:s text:c="4"/>&lt;style&gt;</text:p>
      <text:p text:style-name="P432"><text:s text:c="8"/>/* Responsive styles */</text:p>
      <text:p text:style-name="P433"/>
      <text:p text:style-name="P434"><text:s text:c="8"/>@media only screen and (max-width: 600px) {</text:p>
      <text:p text:style-name="P435"><text:s text:c="12"/>body {</text:p>
      <text:p text:style-name="P436"><text:s text:c="16"/>font-size: 16px;</text:p>
      <text:p text:style-name="P437"><text:s text:c="12"/>}</text:p>
      <text:p text:style-name="P438"><text:s text:c="12"/>.products-list {</text:p>
      <text:p text:style-name="P439"><text:s text:c="16"/>display: flex;</text:p>
      <text:p text:style-name="P440"><text:s text:c="16"/>flex-direction: column;</text:p>
      <text:p text:style-name="P441"><text:s text:c="12"/>}</text:p>
      <text:p text:style-name="P442"><text:s text:c="12"/>.products-list li {</text:p>
      <text:p text:style-name="P443"><text:s text:c="16"/>margin-bottom: 2rem;</text:p>
      <text:p text:style-name="P444"><text:s text:c="12"/>}</text:p>
      <text:p text:style-name="P445"><text:s text:c="12"/>img {</text:p>
      <text:p text:style-name="P446"><text:s text:c="16"/>max-width: 100%;</text:p>
      <text:p text:style-name="P447"><text:s text:c="16"/>height: auto;</text:p>
      <text:p text:style-name="P448"><text:s text:c="7"/><text:s text:c="5"/>}</text:p>
      <text:p text:style-name="P449"><text:s text:c="8"/>}</text:p>
      <text:p text:style-name="P450"><text:s text:c="4"/>&lt;/style&gt;</text:p>
      <text:p text:style-name="P451">&lt;/head&gt;</text:p>
      <text:p text:style-name="P452"/>
      <text:p text:style-name="P453">&lt;body&gt;</text:p>
      <text:p text:style-name="P454"><text:s text:c="4"/>&lt;header&gt;</text:p>
      <text:p text:style-name="P455"><text:s text:c="8"/>&lt;nav&gt;</text:p>
      <text:p text:style-name="P456"><text:s text:c="12"/>&lt;ul&gt;</text:p>
      <text:soft-page-break/>
      <text:p text:style-name="P457"><text:s text:c="16"/>&lt;li&gt;&lt;a href="index.html"&gt;Начало&lt;/a&gt;&lt;/li&gt;</text:p>
      <text:p text:style-name="P458"><text:s text:c="16"/>&lt;li&gt;&lt;a href="products.html"&gt;Продукти&lt;/a&gt;&lt;/li&gt;</text:p>
      <text:p text:style-name="P459"><text:s text:c="16"/>&lt;li&gt;&lt;a href="about.html"&gt;За нас&lt;/a&gt;&lt;/li&gt;</text:p>
      <text:p text:style-name="P460"><text:s text:c="16"/>&lt;li&gt;&lt;a href="product-details.html"&gt;Детайли на продукт&lt;/a&gt;&lt;/li&gt;</text:p>
      <text:p text:style-name="P461"><text:s text:c="16"/>&lt;li&gt;&lt;a href="payment-methods.html"&gt;Начини на плащане&lt;/a&gt;&lt;/li&gt;</text:p>
      <text:p text:style-name="P462"><text:s text:c="16"/>&lt;li&gt;&lt;a href="delivery-methods.html"&gt;Начини на доставка&lt;/a&gt;&lt;/li&gt;</text:p>
      <text:p text:style-name="P463"><text:s text:c="16"/>&lt;li&gt;&lt;a href="cart.html"&gt;Количка&lt;/a&gt;&lt;/li&gt;</text:p>
      <text:p text:style-name="P464"><text:s text:c="12"/>&lt;/ul&gt;</text:p>
      <text:p text:style-name="P465"><text:s text:c="8"/>&lt;/nav&gt;</text:p>
      <text:p text:style-name="P466"><text:s text:c="4"/>&lt;/header&gt;</text:p>
      <text:p text:style-name="P467"><text:s text:c="4"/>&lt;main&gt;</text:p>
      <text:p text:style-name="P468"><text:s text:c="8"/>&lt;section&gt;</text:p>
      <text:p text:style-name="P469"><text:s text:c="12"/>&lt;h1&gt;Списък с продукти&lt;/h1&gt;</text:p>
      <text:p text:style-name="P470"><text:s text:c="12"/>&lt;ul class="products-list"&gt;</text:p>
      <text:p text:style-name="P471"><text:s text:c="16"/>&lt;li&gt;</text:p>
      <text:p text:style-name="P472"><text:s text:c="20"/>&lt;h2&gt;Детска кола с дистанционно управление&lt;/h2&gt;</text:p>
      <text:p text:style-name="P473"><text:s text:c="20"/>&lt;img src="https://cdncloudcart.com/11561/products/images/43837/rastar-kola-bmw-z4-s-distancionno-upravlenie-1-24-39700-image_5bda600e2c731_150x150.jpeg" alt="Детска кола с дистанционно управление"&gt;</text:p>
      <text:p text:style-name="P474"><text:s text:c="20"/>&lt;p&gt;Описание на продукта: Прекрасен подарък за вашия малчуган.&lt;/p&gt;</text:p>
      <text:p text:style-name="P475"><text:s text:c="20"/>&lt;p&gt;Цена: 15 лв.&lt;/p&gt;</text:p>
      <text:p text:style-name="P476"><text:s text:c="20"/>&lt;a href="#"&gt;Добави в количката&lt;/a&gt;</text:p>
      <text:p text:style-name="P477"><text:s text:c="16"/>&lt;/li&gt;</text:p>
      <text:p text:style-name="P478"><text:s text:c="16"/>&lt;li&gt;</text:p>
      <text:p text:style-name="P479"><text:s text:c="20"/>&lt;h2&gt;Детски панталон&lt;/h2&gt;</text:p>
      <text:p text:style-name="P480"><text:s text:c="20"/>&lt;img src="https://matiniki.com/UserFiles/products/F5BC7A12-431A-E60E-0974-DC6E529E9205.jpg?q=150&amp;cache&amp;block&amp;color=ffffff&amp;w=150&amp;h=150" width="150" height="150" alt="Детски панталон"&gt;</text:p>
      <text:p text:style-name="P481"><text:s text:c="8"/><text:s text:c="12"/>&lt;p&gt;Описание на продукта: елегантен детски панталон за вашия мъник.&lt;/p&gt;</text:p>
      <text:p text:style-name="P482"><text:s text:c="20"/>&lt;p&gt;Цена: 10 лв.&lt;/p&gt;</text:p>
      <text:p text:style-name="P483"><text:s text:c="20"/>&lt;a href="#"&gt;Добави в количката&lt;/a&gt;</text:p>
      <text:p text:style-name="P484"><text:s text:c="16"/>&lt;/li&gt;</text:p>
      <text:p text:style-name="P485"><text:s text:c="16"/>&lt;li&gt;</text:p>
      <text:p text:style-name="P486"><text:s text:c="20"/>&lt;h2&gt;Детско яке&lt;/h2&gt;</text:p>
      <text:p text:style-name="P487"><text:s text:c="20"/>&lt;img src="https://www.sportihobi.bg/sites/default/files/styles/uc_product_cats/public/977297459/1292756-911-1.jpg?itok=ewJ90NxQ" width="150" height="150" alt="Детско яке"&gt;</text:p>
      <text:p text:style-name="P488"><text:s text:c="20"/>&lt;p&gt;Описание на продукта: Топло и меко яке за вашето дете за зимния сезон.&lt;/p&gt;</text:p>
      <text:p text:style-name="P489"><text:s text:c="20"/>&lt;p&gt;Цена: 80 лв.&lt;/p&gt;</text:p>
      <text:p text:style-name="P490"><text:s text:c="16"/>&lt;/li&gt;</text:p>
      <text:p text:style-name="P491"><text:s text:c="8"/>&lt;/section&gt;</text:p>
      <text:p text:style-name="P492"/>
      <text:p text:style-name="P493"/>
      <text:p text:style-name="P494"><text:span text:style-name="T495">Кодът представлява HTML страница, която съдържа информация за списък с продукти на <text:s/>онлайн магазин за детски играчки<text:s/></text:span><text:span text:style-name="T496">“</text:span><text:span text:style-name="T497">Детски свят</text:span><text:span text:style-name="T498">”</text:span><text:span text:style-name="T499">.</text:span></text:p>
      <text:list text:style-name="WWNum2" text:continue-numbering="true">
        <text:list-item>
          <text:list>
            <text:list-item>
              <text:p text:style-name="P500"><text:bookmark-start text:name="_Toc133953668"/><text:bookmark-start text:name="_Toc133953222"/>В<text:s/>първите редове на кода са дефинирани основни метаданни за HTML страницата, като засичане на езика и мащабиране на страницата. Заглавието на страницата се определя в следващия ред.<text:bookmark-end text:name="_Toc133953668"/><text:bookmark-end text:name="_Toc133953222"/></text:p>
            </text:list-item>
            <text:list-item>
              <text:p text:style-name="P501"><text:bookmark-start text:name="_Toc133953223"/><text:bookmark-start text:name="_Toc133953669"/><text:bookmark-start text:name="__RefHeading___Toc4386_1035959447"/>В следващите редове се свързва външен CSS файл, който съдържа допълнителни<text:s/>стилове за оформяне на страницата. В самия HTML код също има допълнителни стилове, които се<text:s/><text:soft-page-break/>използват за мащабиране на страницата в зависимост от ширината на екрана (responsive design).<text:bookmark-end text:name="_Toc133953223"/><text:bookmark-end text:name="_Toc133953669"/><text:bookmark-end text:name="__RefHeading___Toc4386_1035959447"/></text:p>
            </text:list-item>
            <text:list-item>
              <text:p text:style-name="P502"><text:bookmark-start text:name="_Toc133953224"/><text:bookmark-start text:name="_Toc133953670"/><text:bookmark-start text:name="__RefHeading___Toc4388_1035959447"/>След заглавието и стиловете на страницата, има секция "header", която<text:s/>включва меню с линкове към различните страници на сайта.<text:bookmark-end text:name="_Toc133953224"/><text:bookmark-end text:name="_Toc133953670"/><text:bookmark-end text:name="__RefHeading___Toc4388_1035959447"/></text:p>
            </text:list-item>
          </text:list>
        </text:list-item>
      </text:list>
      <text:p text:style-name="P503"><text:bookmark-start text:name="_Toc133953225"/><text:bookmark-start text:name="_Toc133953671"/><text:bookmark-start text:name="__RefHeading___Toc4390_1035959447"/>.Главната секция на страницата ("main") съдържа списък с продукти, като всеки продукт е представен в "li" елемент. В тях се съдържа заглавие на продукта, снимка, описание, цена и бутон за добавяне на<text:s/>продукта в количката.<text:bookmark-end text:name="_Toc133953225"/><text:bookmark-end text:name="_Toc133953671"/><text:bookmark-end text:name="__RefHeading___Toc4390_1035959447"/></text:p>
      <text:list text:style-name="WWNum2" text:continue-numbering="true">
        <text:list-item>
          <text:list>
            <text:list-item>
              <text:p text:style-name="P504"><text:bookmark-start text:name="_Toc133953226"/><text:bookmark-start text:name="_Toc133953672"/><text:bookmark-start text:name="__RefHeading___Toc4392_1035959447"/>В последния ред на кода се затваря секцията "section", която съдържа списъка с продукти.<text:bookmark-end text:name="_Toc133953226"/><text:bookmark-end text:name="_Toc133953672"/><text:bookmark-end text:name="__RefHeading___Toc4392_1035959447"/></text:p>
            </text:list-item>
            <text:list-item>
              <text:p text:style-name="P505"/>
            </text:list-item>
          </text:list>
        </text:list-item>
      </text:list>
      <text:h text:style-name="P506" text:outline-level="2"><text:bookmark-start text:name="_Toc133953673"/><text:bookmark-start text:name="__RefHeading___Toc4394_1035959447"/>Детайлизирана страница за продукт<text:bookmark-end text:name="_Toc133953673"/><text:bookmark-end text:name="__RefHeading___Toc4394_1035959447"/></text:h>
      <text:p text:style-name="P507"/>
      <text:list text:style-name="WWNum2" text:continue-numbering="true">
        <text:list-item>
          <text:list>
            <text:list-item>
              <text:p text:style-name="P508"><text:bookmark-start text:name="_Toc133953228"/><text:bookmark-start text:name="_Toc133953674"/><text:bookmark-start text:name="__RefHeading___Toc4396_1035959447"/><text:span text:style-name="T509">В страницата<text:s/></text:span><text:span text:style-name="T510">“</text:span><text:span text:style-name="T511">Детайли на продукт</text:span><text:span text:style-name="T512">”</text:span><text:span text:style-name="T513"><text:s/>е показан примерен продукт</text:span><text:span text:style-name="T514">: “</text:span><text:span text:style-name="T515">Детска кола с дистанционно управление</text:span><text:span text:style-name="T516">”<text:s/></text:span><text:span text:style-name="T517">с кратко описание</text:span><text:span text:style-name="T518">,<text:s/></text:span><text:span text:style-name="T519">цена</text:span><text:span text:style-name="T520">,<text:s/></text:span><text:span text:style-name="T521">количество и опция</text:span><text:span text:style-name="T522">: “</text:span><text:span text:style-name="T523">добави в количка</text:span><text:span text:style-name="T524">”</text:span><text:bookmark-end text:name="_Toc133953228"/><text:bookmark-end text:name="_Toc133953674"/><text:bookmark-end text:name="__RefHeading___Toc4396_1035959447"/></text:p>
            </text:list-item>
          </text:list>
        </text:list-item>
      </text:list>
      <text:p text:style-name="P525"><text:bookmark-start text:name="_Toc133953665"/><text:bookmark-start text:name="__RefHeading___Toc4400_1035959447"/><text:bookmark-start text:name="_Toc133953231"/><text:bookmark-start text:name="_Toc133953677"/><text:bookmark-end text:name="_Toc133953665"/><text:span text:style-name="T526">Отдолу е<text:s/></text:span><text:span text:style-name="T527">показан кода на страницата с пояснения</text:span><text:span text:style-name="T528">:</text:span><text:bookmark-end text:name="__RefHeading___Toc4400_1035959447"/><text:bookmark-end text:name="_Toc133953231"/><text:bookmark-end text:name="_Toc133953677"/></text:p>
      <text:p text:style-name="P529"><text:span text:style-name="T530">&lt;!DOCTYPE html&gt;</text:span></text:p>
      <text:p text:style-name="P531">&lt;html lang="en"&gt;</text:p>
      <text:p text:style-name="P532"/>
      <text:p text:style-name="P533">&lt;head&gt;</text:p>
      <text:p text:style-name="P534"><text:s text:c="4"/>&lt;meta charset="UTF-8"&gt;</text:p>
      <text:p text:style-name="P535"><text:s text:c="4"/>&lt;meta name="viewport" content="width=device-width, initial-scale=1.0"&gt;</text:p>
      <text:p text:style-name="P536"><text:s text:c="4"/>&lt;title&gt;Детайли на продукт - Детски свят&lt;/title&gt;</text:p>
      <text:p text:style-name="P537"><text:s text:c="4"/>&lt;link rel="stylesheet" href="style.css"&gt;</text:p>
      <text:p text:style-name="P538"><text:s text:c="4"/>&lt;style&gt;</text:p>
      <text:p text:style-name="P539"><text:s text:c="8"/>/* риспонсив дизайни */</text:p>
      <text:p text:style-name="P540"/>
      <text:p text:style-name="P541"><text:s text:c="8"/>@media only screen and (max-width: 600px) {</text:p>
      <text:p text:style-name="P542"><text:s text:c="12"/>body {</text:p>
      <text:p text:style-name="P543"><text:s text:c="16"/>font-size: 16px;</text:p>
      <text:p text:style-name="P544"><text:s text:c="12"/>}</text:p>
      <text:p text:style-name="P545"><text:s text:c="12"/>img {</text:p>
      <text:p text:style-name="P546"><text:s text:c="16"/>max-width: 100%;</text:p>
      <text:p text:style-name="P547"><text:s text:c="16"/>height: auto;</text:p>
      <text:p text:style-name="P548"><text:s text:c="12"/>}</text:p>
      <text:p text:style-name="P549"><text:s text:c="8"/>}</text:p>
      <text:p text:style-name="P550"><text:s text:c="4"/>&lt;/style&gt;</text:p>
      <text:p text:style-name="P551">&lt;/head&gt;</text:p>
      <text:p text:style-name="P552"/>
      <text:p text:style-name="P553">&lt;body&gt;</text:p>
      <text:p text:style-name="P554"><text:s text:c="4"/>&lt;header&gt;</text:p>
      <text:p text:style-name="P555"><text:s text:c="8"/>&lt;nav&gt;</text:p>
      <text:p text:style-name="P556"><text:s text:c="12"/>&lt;ul&gt;</text:p>
      <text:p text:style-name="P557"><text:s text:c="16"/>&lt;li&gt;&lt;a href="index.html"&gt;Начало&lt;/a&gt;&lt;/li&gt;</text:p>
      <text:p text:style-name="P558"><text:s text:c="16"/>&lt;li&gt;&lt;a<text:s/>href="products.html"&gt;Продукти&lt;/a&gt;&lt;/li&gt;</text:p>
      <text:p text:style-name="P559"><text:s text:c="16"/>&lt;li&gt;&lt;a href="about.html"&gt;За нас&lt;/a&gt;&lt;/li&gt;</text:p>
      <text:p text:style-name="P560"><text:s text:c="16"/>&lt;li&gt;&lt;a href="product-details.html"&gt;Детайли на продукт&lt;/a&gt;&lt;/li&gt;</text:p>
      <text:p text:style-name="P561"><text:s text:c="16"/>&lt;li&gt;&lt;a href="payment-methods.html"&gt;Начини на плащане&lt;/a&gt;&lt;/li&gt;</text:p>
      <text:p text:style-name="P562"><text:s text:c="3"/><text:s text:c="13"/>&lt;li&gt;&lt;a href="delivery-methods.html"&gt;Начини на доставка&lt;/a&gt;&lt;/li&gt;</text:p>
      <text:soft-page-break/>
      <text:p text:style-name="P563"><text:s text:c="16"/>&lt;li&gt;&lt;a href="cart.html"&gt;Количка&lt;/a&gt;&lt;/li&gt;</text:p>
      <text:p text:style-name="P564"><text:s text:c="12"/>&lt;/ul&gt;</text:p>
      <text:p text:style-name="P565"><text:s text:c="8"/>&lt;/nav&gt;</text:p>
      <text:p text:style-name="P566"><text:s text:c="4"/>&lt;/header&gt;</text:p>
      <text:p text:style-name="P567"><text:s text:c="4"/>&lt;main&gt;</text:p>
      <text:p text:style-name="P568"><text:s text:c="8"/>&lt;section&gt;</text:p>
      <text:p text:style-name="P569"><text:s text:c="12"/>&lt;h1&gt;Детайли на продукт&lt;/h1&gt;</text:p>
      <text:p text:style-name="P570"><text:s text:c="6"/><text:s text:c="6"/>&lt;div class="product-details"&gt;</text:p>
      <text:p text:style-name="P571"><text:s text:c="16"/>&lt;h2&gt;Детска кола с дистанционно управление&lt;/h2&gt;</text:p>
      <text:p text:style-name="P572"><text:s text:c="16"/>&lt;img src="https://cdncloudcart.com/11561/products/images/43837/rastar-kola-bmw-z4-s-distancionno-upravlenie-1-24-39700-image_5bda600e2c731_800x800.jpeg" alt="Детска кола с дистанционно управление"&gt;</text:p>
      <text:p text:style-name="P573"><text:s text:c="16"/>&lt;p&gt;Описание на продукта: Прекрасен подарък за вашия малчуган.&lt;/p&gt;</text:p>
      <text:p text:style-name="P574"><text:s text:c="16"/>&lt;p&gt;Цена: 15 лв.&lt;/p&gt;</text:p>
      <text:p text:style-name="P575"><text:s text:c="16"/>&lt;form&gt;</text:p>
      <text:p text:style-name="P576"><text:s text:c="20"/>&lt;label for="quantity"&gt;Количество:&lt;/label&gt;</text:p>
      <text:p text:style-name="P577"><text:s text:c="20"/>&lt;input type="number" id="quantity" name="quantity" min="1" max="10" value="1"&gt;</text:p>
      <text:p text:style-name="P578"><text:s text:c="20"/>&lt;button type="submit"&gt;Добави в количката&lt;/button&gt;</text:p>
      <text:p text:style-name="P579"><text:s text:c="16"/>&lt;/form&gt;</text:p>
      <text:p text:style-name="P580"><text:s text:c="12"/>&lt;/div&gt;</text:p>
      <text:p text:style-name="P581"><text:s text:c="8"/>&lt;/section&gt;</text:p>
      <text:p text:style-name="P582"><text:s text:c="4"/>&lt;/main&gt;</text:p>
      <text:p text:style-name="P583">&lt;/body&gt;</text:p>
      <text:p text:style-name="P584"/>
      <text:p text:style-name="P585">&lt;/html&gt;</text:p>
      <text:p text:style-name="P586"><text:span text:style-name="T587">Във файла има няколко елемента, които образуват основната структура на уеб страницата. За начало, имаме декларацията &lt;!DOCTYPE html&gt;, която указва, че този файл е написан в HTML5 формат.</text:span></text:p>
      <text:p text:style-name="P588">След това, имаме основния HTML елемент, който<text:s/>обгражда целия код. Вътре в него има head елемент, който съдържа различни мета данни за страницата, като език, който се използва (lang="en"), описание на страницата, заглавие на страницата и линк към външен CSS файл (style.css), който съдържа стилове за оформление на уеб страницата.</text:p>
      <text:p text:style-name="P589">След това имаме body елемент, който съдържа цялата видима част на уеб страницата. В него има header елемент, който съдържа меню с няколко връзки към други страници на сайта. Има и main елемент, който обгражда цялото съдържание на страницата.</text:p>
      <text:p text:style-name="P590">В main елемента има section елемент, който съдържа основното съдържание на страницата - детайли за продукт. В section елемента има заглавие h1 и div елемент, който съдържа картинка, описание на продукта, цена и форма за добавяне на продукта в<text:s/>количката. Формата съдържа label елемент, който описва въведеното количество на продукта и input елемент, който позволява на потребителя да въведе количество и бутон за потвърждение на избора.</text:p>
      <text:soft-page-break/>
      <text:p text:style-name="P591"><text:span text:style-name="T592">Накрая, имаме style блок с меди</text:span><text:span text:style-name="T593">йна</text:span><text:span text:style-name="T594"><text:s/>заявка, която описва различ</text:span><text:span text:style-name="T595">ни CSS стилове за елементите в страницата при определен размер на екрана. В този случай, при екран с максимална ширина 600 пиксела, се задава по-голям шрифт за body елемента и максимална ширина за картинката.</text:span></text:p>
      <text:p text:style-name="Standard"/>
      <text:p text:style-name="P596"><text:bookmark-start text:name="_Toc133953229"/><text:bookmark-start text:name="_Toc133953675"/><text:bookmark-end text:name="_Toc133953229"/><text:bookmark-end text:name="_Toc133953675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bg" fo:country="BG" style:language-asian="zh" style:country-asian="CN" style:language-complex="hi" style:country-complex="IN" style:text-combine="none" fo:hyphenate="true"/>
    </style:default-style>
    <style:style style:name="Заглавие1" style:display-name="Заглавие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лавие2" style:display-name="Заглавие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Заглавие3" style:display-name="Заглавие 3" style:family="paragraph" style:parent-style-name="Standard" style:next-style-name="Standard" style:default-outline-level="3">
      <style:paragraph-properties fo:keep-with-next="always" fo:keep-together="always" fo:margin-top="0.0277in"/>
      <style:text-properties style:font-name="Calibri Light" style:font-name-complex="Mangal" fo:color="#1F3763" style:font-size-complex="10.5pt" fo:hyphenate="false"/>
    </style:style>
    <style:style style:name="Нормален" style:display-name="Нормален" style:family="paragraph">
      <style:text-properties fo:hyphenate="false"/>
    </style:style>
    <style:style style:name="Шрифтнаабзацапоподразбиране" style:display-name="Шрифт на абзаца по подразбиране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ък" style:display-name="Списък" style:family="paragraph" style:parent-style-name="Textbody">
      <style:text-properties fo:hyphenate="false"/>
    </style:style>
    <style:style style:name="Надпис" style:display-name="Надпис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лавиенаиндекс" style:display-name="Заглавие на индекс" style:family="paragraph" style:parent-style-name="Heading">
      <style:text-properties fo:hyphenate="false"/>
    </style:style>
    <style:style style:name="ContentsHeading" style:display-name="Contents Heading" style:family="paragraph" style:parent-style-name="Заглавиенаиндекс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Доленколонтитул" style:display-name="Долен колонтитул" style:family="paragraph" style:parent-style-name="HeaderandFooter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Списъкнаабзаци" style:display-name="Списък на абзаци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Нормаленуеб" style:display-name="Нормален (уеб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etter-kerning="false" style:language-asian="bg" style:country-asian="BG" style:language-complex="ar" style:country-complex="SA" fo:hyphenate="true"/>
    </style:style>
    <style:style style:name="HTMLстандартен" style:display-name="HTML стандартен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bg" style:country-asian="BG" style:language-complex="ar" style:country-complex="SA" fo:hyphenate="true"/>
    </style:style>
    <style:style style:name="Горенколонтитул" style:display-name="Горен колонтитул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FootnoteSymbol" style:display-name="Footnote Symbol" style:family="text" style:parent-style-name="Шрифтнаабзацапоподразбиране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EndnoteSymbol" style:display-name="Endnote Symbol" style:family="text"/>
    <style:style style:name="HTMLстандартенЗнак" style:display-name="HTML стандартен Знак" style:family="text" style:parent-style-name="Шрифтнаабзацапоподразбиране">
      <style:text-properties style:font-name="Courier New" style:font-name-asian="Times New Roman" style:font-name-complex="Courier New" style:letter-kerning="false" fo:font-size="10pt" style:font-size-asian="10pt" style:font-size-complex="10pt" style:language-asian="bg" style:country-asian="BG" style:language-complex="ar" style:country-complex="SA"/>
    </style:style>
    <style:style style:name="HTMLкод" style:display-name="HTML код" style:family="text" style:parent-style-name="Шрифтнаабзацапоподразбиране">
      <style:text-properties style:font-name="Courier New" style:font-name-asian="Times New Roman" style:font-name-complex="Courier New" fo:font-size="10pt" style:font-size-asian="10pt" style:font-size-complex="10pt"/>
    </style:style>
    <style:style style:name="hljs-selector-tag" style:display-name="hljs-selector-tag" style:family="text" style:parent-style-name="Шрифтнаабзацапоподразбиране"/>
    <style:style style:name="hljs-attribute" style:display-name="hljs-attribute" style:family="text" style:parent-style-name="Шрифтнаабзацапоподразбиране"/>
    <style:style style:name="VisitedInternetLink" style:display-name="Visited Internet Link" style:family="text" style:parent-style-name="Шрифтнаабзацапоподразбиране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ГоренколонтитулЗнак" style:display-name="Горен колонтитул Знак" style:family="text" style:parent-style-name="Шрифтнаабзацапоподразбиране">
      <style:text-properties style:font-name-complex="Mangal" style:font-size-complex="10.5pt"/>
    </style:style>
    <style:style style:name="Неразрешеноспоменаване" style:display-name="Неразрешено споменаване" style:family="text" style:parent-style-name="Шрифтнаабзацапоподразбиране">
      <style:text-properties fo:color="#605E5C" fo:background-color="#E1DFDD"/>
    </style:style>
    <style:style style:name="Заглавие3Знак" style:display-name="Заглавие 3 Знак" style:family="text" style:parent-style-name="Шрифтнаабзацапоподразбиране">
      <style:text-properties style:font-name="Calibri Light" style:font-name-asian="NSimSun" style:font-name-complex="Mangal" fo:color="#1F3763" style:font-size-complex="10.5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>
      <style:text-properties fo:font-size="12pt" style:font-size-asian="12pt"/>
    </style:style>
    <style:style style:name="ListLabel11" style:display-name="ListLabel 11" style:family="text">
      <style:text-properties fo:font-weight="normal" style:font-weight-asian="normal" fo:font-size="12pt" style:font-size-asian="12pt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>
      <style:text-properties fo:font-size="10pt" style:font-size-asian="10pt"/>
    </style:style>
    <style:style style:name="ListLabel83" style:display-name="ListLabel 83" style:family="text">
      <style:text-properties fo:font-size="10pt" style:font-size-asian="10pt"/>
    </style:style>
    <style:style style:name="ListLabel84" style:display-name="ListLabel 84" style:family="text">
      <style:text-properties fo:font-size="10pt" style:font-size-asian="10pt"/>
    </style:style>
    <style:style style:name="ListLabel85" style:display-name="ListLabel 85" style:family="text">
      <style:text-properties fo:font-size="10pt" style:font-size-asian="10pt"/>
    </style:style>
    <style:style style:name="ListLabel86" style:display-name="ListLabel 86" style:family="text">
      <style:text-properties fo:font-size="10pt" style:font-size-asian="10pt"/>
    </style:style>
    <style:style style:name="ListLabel87" style:display-name="ListLabel 87" style:family="text">
      <style:text-properties fo:font-size="10pt" style:font-size-asian="10pt"/>
    </style:style>
    <style:style style:name="ListLabel88" style:display-name="ListLabel 88" style:family="text">
      <style:text-properties fo:font-size="10pt" style:font-size-asian="10pt"/>
    </style:style>
    <style:style style:name="ListLabel89" style:display-name="ListLabel 89" style:family="text">
      <style:text-properties fo:font-size="10pt" style:font-size-asian="10pt"/>
    </style:style>
    <style:style style:name="ListLabel90" style:display-name="ListLabel 90" style:family="text">
      <style:text-properties fo:font-size="10pt" style:font-size-asian="10pt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3LVL1" style:family="text">
      <style:text-properties fo:font-size="12pt" style:font-size-asian="12pt"/>
    </style:style>
    <style:style style:name="WW_CharLFO3LVL2" style:family="text">
      <style:text-properties fo:font-weight="normal" style:font-weight-asian="normal" fo:font-size="12pt" style:font-size-asian="12pt"/>
    </style:style>
    <text:list-style style:name="WWNum2" style:display-name="WWNum2">
      <text:list-level-style-number text:level="1" text:style-name="WW_CharLFO3LVL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3LVL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Препраткакъмбележкаподлиния" style:display-name="Препратка към бележка под линия" style:family="text" style:parent-style-name="Шрифтнаабзацапоподразбиране">
      <style:text-properties style:text-position="super 66.6%"/>
    </style:style>
    <text:notes-configuration text:note-class="footnote" text:citation-style-name="Препраткакъмбележкаподлиния" text:citation-body-style-name="Препраткакъмбележкаподлиния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fo:font-size="12pt" style:font-size-asian="12pt"/>
    </style:style>
    <text:outline-style style:name="WW_OutlineListStyle">
      <text:outline-level-style text:level="1" style:num-format=""/>
      <text:outline-level-style text:level="2" text:style-name="WW_CharOUTLINELVL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3881in"/>
      </style:footer-style>
    </style:page-layout>
    <style:style style:name="P2" style:parent-style-name="Долен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3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oshiba</meta:initial-creator>
    <dc:creator>Lenovo</dc:creator>
    <meta:creation-date>2023-05-30T12:11:00Z</meta:creation-date>
    <dc:date>2023-05-30T12:24:00Z</dc:date>
    <meta:print-date>2023-05-30T12:23:00Z</meta:print-date>
    <meta:template xlink:href="Normal" xlink:type="simple"/>
    <meta:editing-cycles>3</meta:editing-cycles>
    <meta:editing-duration>PT840S</meta:editing-duration>
    <meta:user-defined meta:name="AppVersion">16.0000</meta:user-defined>
    <meta:document-statistic meta:page-count="14" meta:paragraph-count="48" meta:word-count="3613" meta:character-count="24163" meta:row-count="171" meta:non-whitespace-character-count="20598"/>
  </office:meta>
</office:document-meta>
</file>